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8pt" style:font-size-asian="15.75pt" style:font-size-complex="18pt"/>
    </style:style>
    <style:style style:name="P2" style:family="paragraph" style:parent-style-name="Standard">
      <style:text-properties fo:font-size="18pt" officeooo:rsid="0004438f" officeooo:paragraph-rsid="00230326" style:font-size-asian="15.75pt" style:font-size-complex="18pt"/>
    </style:style>
    <style:style style:name="P3" style:family="paragraph" style:parent-style-name="Standard">
      <style:paragraph-properties fo:text-align="center" style:justify-single-word="false"/>
      <style:text-properties fo:font-size="18pt" fo:font-weight="bold" officeooo:rsid="0004438f" officeooo:paragraph-rsid="00230326" style:font-size-asian="15.75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officeooo:rsid="0017a83a" officeooo:paragraph-rsid="0017a83a" style:font-size-asian="15.75pt" style:font-weight-asian="bold" style:font-size-complex="18pt" style:font-weight-complex="bold"/>
    </style:style>
    <style:style style:name="P5" style:family="paragraph" style:parent-style-name="Standard">
      <style:paragraph-properties fo:text-align="center" style:justify-single-word="false"/>
      <style:text-properties fo:font-size="18pt" fo:font-weight="bold" officeooo:rsid="001dcda4" officeooo:paragraph-rsid="00230326"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8pt" fo:font-weight="bold" officeooo:rsid="00090621" officeooo:paragraph-rsid="00230326"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18pt" fo:font-weight="bold" officeooo:rsid="0031829c" officeooo:paragraph-rsid="0031829c" style:font-size-asian="18pt" style:font-weight-asian="bold" style:font-size-complex="18pt" style:font-weight-complex="bold"/>
    </style:style>
    <style:style style:name="P8" style:family="paragraph" style:parent-style-name="Standard">
      <style:text-properties fo:font-size="18pt" fo:font-weight="normal" officeooo:paragraph-rsid="00230326" style:font-size-asian="18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17a83a" officeooo:paragraph-rsid="0017a83a" style:font-size-asian="15.75pt" style:font-weight-asian="normal" style:font-size-complex="18pt" style:font-weight-complex="normal"/>
    </style:style>
    <style:style style:name="P10" style:family="paragraph" style:parent-style-name="Standard">
      <style:paragraph-properties fo:text-align="center" style:justify-single-word="false"/>
      <style:text-properties fo:font-size="18pt" fo:font-style="normal" fo:font-weight="bold" officeooo:rsid="003efba2" officeooo:paragraph-rsid="003efba2" style:font-size-asian="18pt" style:font-style-asian="normal" style:font-weight-asian="bold" style:font-size-complex="18pt" style:font-style-complex="normal" style:font-weight-complex="bold"/>
    </style:style>
    <style:style style:name="P11" style:family="paragraph" style:parent-style-name="Standard">
      <style:paragraph-properties fo:text-align="center" style:justify-single-word="false"/>
      <style:text-properties fo:font-size="18pt" fo:font-style="normal" fo:font-weight="bold" officeooo:rsid="00386929" officeooo:paragraph-rsid="00386929" style:font-size-asian="18pt" style:font-style-asian="normal" style:font-weight-asian="bold" style:font-size-complex="18pt" style:font-style-complex="normal" style:font-weight-complex="bold"/>
    </style:style>
    <style:style style:name="P12" style:family="paragraph" style:parent-style-name="Standard">
      <style:text-properties fo:font-size="12pt" style:font-size-asian="10.5pt" style:font-size-complex="12pt"/>
    </style:style>
    <style:style style:name="P13" style:family="paragraph" style:parent-style-name="Standard">
      <style:text-properties fo:font-size="12pt" officeooo:rsid="0011608b" officeooo:paragraph-rsid="0011608b" style:font-size-asian="10.5pt" style:font-size-complex="12pt"/>
    </style:style>
    <style:style style:name="P14" style:family="paragraph" style:parent-style-name="Standard">
      <style:text-properties fo:font-size="12pt" officeooo:rsid="00137cc2" officeooo:paragraph-rsid="00137cc2" style:font-size-asian="10.5pt" style:font-size-complex="12pt"/>
    </style:style>
    <style:style style:name="P15" style:family="paragraph" style:parent-style-name="Standard">
      <style:text-properties fo:font-size="12pt" officeooo:rsid="0014e21a" officeooo:paragraph-rsid="0014e21a" style:font-size-asian="10.5pt" style:font-size-complex="12pt"/>
    </style:style>
    <style:style style:name="P16" style:family="paragraph" style:parent-style-name="Standard">
      <style:text-properties fo:font-size="12pt" officeooo:rsid="0014e21a" officeooo:paragraph-rsid="003eb85c" style:font-size-asian="10.5pt" style:font-size-complex="12pt"/>
    </style:style>
    <style:style style:name="P17" style:family="paragraph" style:parent-style-name="Standard">
      <style:text-properties fo:font-size="12pt" officeooo:rsid="00164954" officeooo:paragraph-rsid="00164954" style:font-size-asian="10.5pt" style:font-size-complex="12pt"/>
    </style:style>
    <style:style style:name="P18" style:family="paragraph" style:parent-style-name="Standard">
      <style:text-properties fo:font-size="12pt" officeooo:rsid="0004438f" officeooo:paragraph-rsid="00230326" style:font-size-asian="10.5pt" style:font-size-complex="12pt"/>
    </style:style>
    <style:style style:name="P19" style:family="paragraph" style:parent-style-name="Standard">
      <style:text-properties fo:font-size="12pt" officeooo:rsid="000519d7" officeooo:paragraph-rsid="00230326" style:font-size-asian="10.5pt" style:font-size-complex="12pt"/>
    </style:style>
    <style:style style:name="P20" style:family="paragraph" style:parent-style-name="Standard">
      <style:text-properties fo:font-size="12pt" officeooo:rsid="0026b492" officeooo:paragraph-rsid="002934aa" style:font-size-asian="10.5pt" style:font-size-complex="12pt"/>
    </style:style>
    <style:style style:name="P21" style:family="paragraph" style:parent-style-name="Standard">
      <style:text-properties fo:font-size="12pt" officeooo:rsid="0027df5c" officeooo:paragraph-rsid="0027df5c" style:font-size-asian="10.5pt" style:font-size-complex="12pt"/>
    </style:style>
    <style:style style:name="P22" style:family="paragraph" style:parent-style-name="Standard">
      <style:text-properties fo:font-size="12pt" officeooo:rsid="002934aa" officeooo:paragraph-rsid="002934aa" style:font-size-asian="10.5pt" style:font-size-complex="12pt"/>
    </style:style>
    <style:style style:name="P23" style:family="paragraph" style:parent-style-name="Standard">
      <style:text-properties fo:font-size="12pt" officeooo:rsid="0045c835" officeooo:paragraph-rsid="0045c835" style:font-size-asian="10.5pt" style:font-size-complex="12pt"/>
    </style:style>
    <style:style style:name="P24" style:family="paragraph" style:parent-style-name="Standard">
      <style:paragraph-properties fo:text-align="start" style:justify-single-word="false"/>
      <style:text-properties fo:font-size="12pt" fo:font-weight="normal" officeooo:rsid="0018d31c" officeooo:paragraph-rsid="0018d31c"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e01f8" officeooo:paragraph-rsid="001e01f8"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fd4d0" officeooo:paragraph-rsid="001fd4d0"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1fd4d0" officeooo:paragraph-rsid="002498f0"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1a68e" officeooo:paragraph-rsid="0021a68e"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498f0" officeooo:paragraph-rsid="002498f0"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1829c" officeooo:paragraph-rsid="0031829c"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332aa4" officeooo:paragraph-rsid="00359e1f"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360ee0" officeooo:paragraph-rsid="00360ee0"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386929" officeooo:paragraph-rsid="00386929"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387657" officeooo:paragraph-rsid="00387657"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38b21e" officeooo:paragraph-rsid="0038b21e"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164954" officeooo:paragraph-rsid="003eb85c" style:font-size-asian="10.5pt" style:font-weight-asian="normal" style:font-size-complex="12pt" style:font-weight-complex="normal"/>
    </style:style>
    <style:style style:name="P37" style:family="paragraph" style:parent-style-name="Standard">
      <style:text-properties fo:font-size="12pt" fo:font-weight="normal" officeooo:rsid="00164954" officeooo:paragraph-rsid="0014e21a" style:font-size-asian="10.5pt" style:font-weight-asian="normal" style:font-size-complex="12pt" style:font-weight-complex="normal"/>
    </style:style>
    <style:style style:name="P38" style:family="paragraph" style:parent-style-name="Standard">
      <style:text-properties fo:font-size="12pt" fo:font-weight="normal" officeooo:rsid="00164954" officeooo:paragraph-rsid="00164954" style:font-size-asian="10.5pt" style:font-weight-asian="normal" style:font-size-complex="12pt" style:font-weight-complex="normal"/>
    </style:style>
    <style:style style:name="P39" style:family="paragraph" style:parent-style-name="Standard">
      <style:text-properties fo:font-size="12pt" fo:font-weight="normal" officeooo:rsid="00164954" officeooo:paragraph-rsid="00230326" style:font-size-asian="10.5pt" style:font-weight-asian="normal" style:font-size-complex="12pt" style:font-weight-complex="normal"/>
    </style:style>
    <style:style style:name="P40" style:family="paragraph" style:parent-style-name="Standard">
      <style:text-properties fo:font-size="12pt" fo:font-weight="normal" officeooo:rsid="00164954" officeooo:paragraph-rsid="003eb85c"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4778fa" officeooo:paragraph-rsid="00479d9e"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4cbc18" officeooo:paragraph-rsid="004cbc18" style:font-size-asian="10.5pt" style:font-weight-asian="normal" style:font-size-complex="12pt" style:font-weight-complex="normal"/>
    </style:style>
    <style:style style:name="P43" style:family="paragraph" style:parent-style-name="Standard">
      <style:text-properties fo:font-size="12pt" fo:font-weight="normal" officeooo:rsid="0014e21a" officeooo:paragraph-rsid="0014e21a" style:font-size-asian="10.5pt" style:font-weight-asian="normal" style:font-size-complex="12pt" style:font-weight-complex="normal"/>
    </style:style>
    <style:style style:name="P44" style:family="paragraph" style:parent-style-name="Standard">
      <style:text-properties fo:font-size="12pt" fo:font-weight="normal" officeooo:rsid="0026b492" officeooo:paragraph-rsid="002934aa" style:font-size-asian="10.5pt" style:font-weight-asian="normal" style:font-size-complex="12pt" style:font-weight-complex="normal"/>
    </style:style>
    <style:style style:name="P45" style:family="paragraph" style:parent-style-name="Standard">
      <style:text-properties fo:font-size="12pt" fo:font-weight="normal" officeooo:rsid="0026b492" officeooo:paragraph-rsid="0026b492" style:font-size-asian="10.5pt" style:font-weight-asian="normal" style:font-size-complex="12pt" style:font-weight-complex="normal"/>
    </style:style>
    <style:style style:name="P46" style:family="paragraph" style:parent-style-name="Standard">
      <style:text-properties fo:font-size="12pt" fo:font-weight="normal" officeooo:rsid="0045c835" officeooo:paragraph-rsid="00164954" style:font-size-asian="10.5pt" style:font-weight-asian="normal" style:font-size-complex="12pt" style:font-weight-complex="normal"/>
    </style:style>
    <style:style style:name="P47" style:family="paragraph" style:parent-style-name="Standard">
      <style:text-properties fo:font-size="12pt" fo:font-weight="normal" officeooo:rsid="000519d7" officeooo:paragraph-rsid="00230326"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4fdf4a" officeooo:paragraph-rsid="004fdf4a"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51bfa4" officeooo:paragraph-rsid="0051bfa4"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3d9a81" officeooo:paragraph-rsid="003d9a81" style:font-size-asian="10.5pt" style:font-weight-asian="normal" style:font-size-complex="12pt" style:font-weight-complex="normal"/>
    </style:style>
    <style:style style:name="P51" style:family="paragraph" style:parent-style-name="Standard">
      <style:text-properties fo:font-size="12pt" officeooo:rsid="00090621" officeooo:paragraph-rsid="00230326" style:font-size-asian="12pt" style:font-size-complex="12pt"/>
    </style:style>
    <style:style style:name="P52" style:family="paragraph" style:parent-style-name="Standard">
      <style:text-properties fo:font-size="12pt" officeooo:paragraph-rsid="00230326" style:font-size-asian="12pt" style:font-size-complex="12pt"/>
    </style:style>
    <style:style style:name="P53" style:family="paragraph" style:parent-style-name="Standard">
      <style:text-properties fo:font-size="12pt" officeooo:rsid="000a1c3a" officeooo:paragraph-rsid="00230326" style:font-size-asian="12pt" style:font-size-complex="12pt"/>
    </style:style>
    <style:style style:name="P54" style:family="paragraph" style:parent-style-name="Standard">
      <style:text-properties fo:font-size="12pt" fo:font-style="normal" officeooo:rsid="000a1c3a" officeooo:paragraph-rsid="00230326" style:font-size-asian="12pt" style:font-style-asian="normal" style:font-size-complex="12pt" style:font-style-complex="normal"/>
    </style:style>
    <style:style style:name="P55" style:family="paragraph" style:parent-style-name="Standard">
      <style:paragraph-properties fo:text-align="start" style:justify-single-word="false"/>
      <style:text-properties fo:font-size="12pt" fo:font-style="normal" fo:font-weight="normal" officeooo:rsid="0031829c" officeooo:paragraph-rsid="0031829c"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fo:font-weight="normal" officeooo:rsid="00359e1f" officeooo:paragraph-rsid="00359e1f"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fo:font-weight="normal" officeooo:rsid="00360ee0" officeooo:paragraph-rsid="00360ee0"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fo:font-weight="normal" officeooo:rsid="00386929" officeooo:paragraph-rsid="00386929"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fo:font-weight="normal" officeooo:rsid="00387657" officeooo:paragraph-rsid="00386929"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fo:font-weight="normal" officeooo:rsid="00387657" officeooo:paragraph-rsid="00387657"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fo:font-weight="normal" officeooo:rsid="0038b21e" officeooo:paragraph-rsid="0038b21e"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fo:font-weight="normal" officeooo:rsid="003c7d87" officeooo:paragraph-rsid="0038b21e"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font-style="normal" fo:font-weight="normal" officeooo:rsid="003d9a81" officeooo:paragraph-rsid="0038b21e"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font-style="normal" fo:font-weight="normal" officeooo:rsid="003eb85c" officeooo:paragraph-rsid="003eb85c" style:font-size-asian="10.5pt" style:font-style-asian="normal" style:font-weight-asian="normal" style:font-size-complex="12pt" style:font-style-complex="normal" style:font-weight-complex="normal"/>
    </style:style>
    <style:style style:name="P65" style:family="paragraph" style:parent-style-name="Standard">
      <style:text-properties fo:font-size="12pt" fo:font-weight="bold" officeooo:rsid="00064b6e" officeooo:paragraph-rsid="00230326" style:font-size-asian="10.5pt" style:font-weight-asian="bold" style:font-size-complex="12pt" style:font-weight-complex="bold"/>
    </style:style>
    <style:style style:name="P66" style:family="paragraph" style:parent-style-name="Standard">
      <style:paragraph-properties fo:text-align="center" style:justify-single-word="false"/>
    </style:style>
    <style:style style:name="P67" style:family="paragraph" style:parent-style-name="Standard">
      <style:paragraph-properties fo:text-align="start" style:justify-single-word="false"/>
      <style:text-properties officeooo:paragraph-rsid="003efba2"/>
    </style:style>
    <style:style style:name="P68" style:family="paragraph" style:parent-style-name="Standard">
      <style:paragraph-properties fo:text-align="start" style:justify-single-word="false"/>
      <style:text-properties officeooo:paragraph-rsid="001fd4d0"/>
    </style:style>
    <style:style style:name="P69" style:family="paragraph" style:parent-style-name="Standard">
      <style:paragraph-properties fo:text-align="start" style:justify-single-word="false"/>
      <style:text-properties officeooo:paragraph-rsid="00533caf"/>
    </style:style>
    <style:style style:name="P70" style:family="paragraph" style:parent-style-name="Standard">
      <style:paragraph-properties fo:text-align="start" style:justify-single-word="false"/>
      <style:text-properties officeooo:paragraph-rsid="004fdf4a"/>
    </style:style>
    <style:style style:name="P71" style:family="paragraph" style:parent-style-name="Standard">
      <style:paragraph-properties fo:text-align="start" style:justify-single-word="false"/>
      <style:text-properties fo:font-size="14pt" fo:font-weight="bold" officeooo:rsid="001fe95e" officeooo:paragraph-rsid="001fe95e" style:font-size-asian="12.25pt" style:font-weight-asian="bold" style:font-size-complex="14pt" style:font-weight-complex="bold"/>
    </style:style>
    <style:style style:name="P72" style:family="paragraph" style:parent-style-name="Standard">
      <style:text-properties fo:font-size="14pt" fo:font-weight="bold" officeooo:rsid="0004438f" officeooo:paragraph-rsid="00230326" style:font-size-asian="12.25pt" style:font-weight-asian="bold" style:font-size-complex="14pt" style:font-weight-complex="bold"/>
    </style:style>
    <style:style style:name="P73" style:family="paragraph" style:parent-style-name="Standard">
      <style:text-properties fo:font-size="14pt" fo:font-weight="bold" officeooo:paragraph-rsid="00230326" style:font-size-asian="14pt" style:font-weight-asian="bold" style:font-size-complex="14pt" style:font-weight-complex="bold"/>
    </style:style>
    <style:style style:name="P74" style:family="paragraph" style:parent-style-name="Standard">
      <style:text-properties fo:font-size="14pt" fo:font-weight="bold" officeooo:rsid="0004438f" officeooo:paragraph-rsid="00230326" style:font-size-asian="14pt" style:font-weight-asian="bold" style:font-size-complex="14pt" style:font-weight-complex="bold"/>
    </style:style>
    <style:style style:name="P75" style:family="paragraph" style:parent-style-name="Standard">
      <style:text-properties fo:font-size="14pt" fo:font-weight="bold" officeooo:rsid="000519d7" officeooo:paragraph-rsid="00230326" style:font-size-asian="14pt" style:font-weight-asian="bold" style:font-size-complex="14pt" style:font-weight-complex="bold"/>
    </style:style>
    <style:style style:name="P76" style:family="paragraph" style:parent-style-name="Standard">
      <style:text-properties fo:font-size="14pt" fo:font-weight="bold" officeooo:rsid="0026b492" officeooo:paragraph-rsid="0026b492" style:font-size-asian="14pt" style:font-weight-asian="bold" style:font-size-complex="14pt" style:font-weight-complex="bold"/>
    </style:style>
    <style:style style:name="P77" style:family="paragraph" style:parent-style-name="Standard">
      <style:paragraph-properties fo:text-align="start" style:justify-single-word="false"/>
      <style:text-properties fo:font-size="14pt" fo:font-weight="bold" officeooo:rsid="003eb85c" officeooo:paragraph-rsid="003eb85c" style:font-size-asian="14pt" style:font-weight-asian="bold" style:font-size-complex="14pt" style:font-weight-complex="bold"/>
    </style:style>
    <style:style style:name="P78" style:family="paragraph" style:parent-style-name="Standard">
      <style:text-properties fo:font-size="14pt" fo:font-style="normal" fo:font-weight="bold" officeooo:rsid="0027df5c" officeooo:paragraph-rsid="0027df5c" style:font-size-asian="14pt" style:font-style-asian="normal" style:font-weight-asian="bold" style:font-size-complex="14pt" style:font-style-complex="normal" style:font-weight-complex="bold"/>
    </style:style>
    <style:style style:name="P79" style:family="paragraph" style:parent-style-name="Standard">
      <style:paragraph-properties fo:text-align="start" style:justify-single-word="false"/>
      <style:text-properties fo:font-size="14pt" fo:font-style="normal" fo:font-weight="bold" officeooo:rsid="004778fa" officeooo:paragraph-rsid="004778fa" style:font-size-asian="14pt" style:font-style-asian="normal" style:font-weight-asian="bold" style:font-size-complex="14pt" style:font-style-complex="normal" style:font-weight-complex="bold"/>
    </style:style>
    <style:style style:name="P80" style:family="paragraph" style:parent-style-name="Standard">
      <style:paragraph-properties fo:text-align="start" style:justify-single-word="false"/>
      <style:text-properties fo:font-size="14pt" fo:font-style="normal" fo:font-weight="bold" officeooo:rsid="0031829c" officeooo:paragraph-rsid="0031829c" style:font-size-asian="14pt" style:font-style-asian="normal" style:font-weight-asian="bold" style:font-size-complex="14pt" style:font-style-complex="normal" style:font-weight-complex="bold"/>
    </style:style>
    <style:style style:name="P81" style:family="paragraph" style:parent-style-name="Standard">
      <style:paragraph-properties fo:text-align="start" style:justify-single-word="false"/>
      <style:text-properties fo:font-size="14pt" fo:font-style="normal" fo:font-weight="bold" officeooo:rsid="00359e1f" officeooo:paragraph-rsid="00359e1f" style:font-size-asian="14pt" style:font-style-asian="normal" style:font-weight-asian="bold" style:font-size-complex="14pt" style:font-style-complex="normal" style:font-weight-complex="bold"/>
    </style:style>
    <style:style style:name="P82" style:family="paragraph" style:parent-style-name="Standard">
      <style:paragraph-properties fo:text-align="start" style:justify-single-word="false"/>
      <style:text-properties fo:font-size="14pt" fo:font-style="normal" fo:font-weight="bold" officeooo:rsid="00386929" officeooo:paragraph-rsid="00386929" style:font-size-asian="14pt" style:font-style-asian="normal" style:font-weight-asian="bold" style:font-size-complex="14pt" style:font-style-complex="normal" style:font-weight-complex="bold"/>
    </style:style>
    <style:style style:name="P83" style:family="paragraph" style:parent-style-name="Standard">
      <style:paragraph-properties fo:text-align="start" style:justify-single-word="false"/>
      <style:text-properties fo:font-size="14pt" fo:font-style="normal" fo:font-weight="bold" officeooo:rsid="00387657" officeooo:paragraph-rsid="00387657" style:font-size-asian="14pt" style:font-style-asian="normal" style:font-weight-asian="bold" style:font-size-complex="14pt" style:font-style-complex="normal" style:font-weight-complex="bold"/>
    </style:style>
    <style:style style:name="P84" style:family="paragraph" style:parent-style-name="Standard">
      <style:text-properties officeooo:rsid="001b9f76" officeooo:paragraph-rsid="00230326"/>
    </style:style>
    <style:style style:name="P85" style:family="paragraph" style:parent-style-name="Standard">
      <style:text-properties officeooo:rsid="001c785c" officeooo:paragraph-rsid="00230326"/>
    </style:style>
    <style:style style:name="P86" style:family="paragraph" style:parent-style-name="Standard">
      <style:text-properties officeooo:rsid="0019ebda" officeooo:paragraph-rsid="00230326"/>
    </style:style>
    <style:style style:name="P87" style:family="paragraph" style:parent-style-name="Standard">
      <style:text-properties officeooo:paragraph-rsid="00230326"/>
    </style:style>
    <style:style style:name="P88" style:family="paragraph" style:parent-style-name="Standard">
      <style:text-properties fo:font-size="16pt" officeooo:rsid="00090621" officeooo:paragraph-rsid="00230326" style:font-size-asian="14pt" style:font-size-complex="16pt"/>
    </style:style>
    <style:style style:name="P89" style:family="paragraph" style:parent-style-name="Standard">
      <style:text-properties fo:font-size="16pt" fo:font-weight="bold" officeooo:paragraph-rsid="00230326" style:font-size-asian="16pt" style:font-weight-asian="bold" style:font-size-complex="16pt" style:font-weight-complex="bold"/>
    </style:style>
    <style:style style:name="P90" style:family="paragraph" style:parent-style-name="Standard">
      <style:text-properties fo:font-size="16pt" fo:font-style="normal" fo:font-weight="normal" officeooo:rsid="000b586c" officeooo:paragraph-rsid="00230326" style:font-size-asian="14pt" style:font-style-asian="normal" style:font-weight-asian="normal" style:font-size-complex="16pt" style:font-style-complex="normal" style:font-weight-complex="normal"/>
    </style:style>
    <style:style style:name="P91" style:family="paragraph" style:parent-style-name="Standard">
      <style:text-properties style:font-name="Source Sans Pro" fo:font-size="10pt" style:font-size-asian="10pt" style:font-size-complex="10pt"/>
    </style:style>
    <style:style style:name="P92" style:family="paragraph" style:parent-style-name="Standard">
      <style:text-properties style:font-name="Source Sans Pro" fo:font-size="10pt" officeooo:rsid="00164954" officeooo:paragraph-rsid="00164954" style:font-size-asian="10pt" style:font-size-complex="10pt"/>
    </style:style>
    <style:style style:name="P93" style:family="paragraph" style:parent-style-name="Standard">
      <style:text-properties style:font-name="Source Sans Pro" fo:font-size="10pt" officeooo:rsid="0026b492" officeooo:paragraph-rsid="0026b492" style:font-size-asian="10pt" style:font-size-complex="10pt"/>
    </style:style>
    <style:style style:name="P94" style:family="paragraph" style:parent-style-name="Standard">
      <style:text-properties style:font-name="Source Sans Pro" fo:font-size="10pt" officeooo:paragraph-rsid="00137cc2" style:font-size-asian="10pt" style:font-size-complex="10pt"/>
    </style:style>
    <style:style style:name="P95" style:family="paragraph" style:parent-style-name="Standard">
      <style:text-properties style:font-name="Source Sans Pro" fo:font-size="10pt" fo:font-weight="normal" officeooo:rsid="0026b492" officeooo:paragraph-rsid="0026b492" style:font-size-asian="10pt" style:font-weight-asian="normal" style:font-size-complex="10pt" style:font-weight-complex="normal"/>
    </style:style>
    <style:style style:name="P96" style:family="paragraph" style:parent-style-name="Standard">
      <style:text-properties style:font-name="Source Sans Pro" fo:font-size="10pt" fo:font-weight="normal" officeooo:rsid="00164954" officeooo:paragraph-rsid="00164954" style:font-size-asian="10pt" style:font-weight-asian="normal" style:font-size-complex="10pt" style:font-weight-complex="normal"/>
    </style:style>
    <style:style style:name="P97" style:family="paragraph" style:parent-style-name="Standard">
      <style:paragraph-properties fo:text-align="start" style:justify-single-word="false"/>
      <style:text-properties fo:font-size="12pt" fo:font-style="normal" fo:font-weight="normal" officeooo:rsid="00360ee0" officeooo:paragraph-rsid="00360ee0"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font-size="12pt" fo:font-style="normal" fo:font-weight="normal" officeooo:rsid="004fdf4a" officeooo:paragraph-rsid="004fdf4a"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font-size="12pt" fo:font-style="normal" fo:font-weight="normal" officeooo:rsid="00533caf" officeooo:paragraph-rsid="0051bfa4"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font-size="12pt" fo:font-style="normal" fo:font-weight="normal" officeooo:rsid="003d9a81" officeooo:paragraph-rsid="003d9a81" style:font-size-asian="10.5pt" style:font-style-asian="normal" style:font-weight-asian="normal" style:font-size-complex="12pt" style:font-style-complex="normal" style:font-weight-complex="normal"/>
    </style:style>
    <style:style style:name="T1" style:family="text">
      <style:text-properties fo:font-size="18pt" fo:font-weight="bold" style:font-size-asian="15.75pt" style:font-weight-asian="bold" style:font-size-complex="18pt" style:font-weight-complex="bold"/>
    </style:style>
    <style:style style:name="T2" style:family="text">
      <style:text-properties fo:font-size="18pt" fo:font-weight="bold" officeooo:rsid="000c67fa" style:font-size-asian="15.75pt" style:font-weight-asian="bold" style:font-size-complex="18pt" style:font-weight-complex="bold"/>
    </style:style>
    <style:style style:name="T3" style:family="text">
      <style:text-properties fo:font-size="18pt" fo:font-weight="bold" officeooo:rsid="000d4c79" style:font-size-asian="15.75pt" style:font-weight-asian="bold" style:font-size-complex="18pt" style:font-weight-complex="bold"/>
    </style:style>
    <style:style style:name="T4" style:family="text">
      <style:text-properties fo:font-size="18pt" fo:font-weight="bold" officeooo:rsid="00137cc2" style:font-size-asian="15.75pt" style:font-weight-asian="bold" style:font-size-complex="18pt" style:font-weight-complex="bold"/>
    </style:style>
    <style:style style:name="T5" style:family="text">
      <style:text-properties fo:font-weight="bold" style:font-weight-asian="bold" style:font-weight-complex="bold"/>
    </style:style>
    <style:style style:name="T6" style:family="text">
      <style:text-properties fo:font-weight="bold" officeooo:rsid="0014e21a"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64954" style:font-weight-asian="normal" style:font-weight-complex="normal"/>
    </style:style>
    <style:style style:name="T9" style:family="text">
      <style:text-properties fo:font-weight="normal" officeooo:rsid="0014e21a" style:font-weight-asian="normal" style:font-weight-complex="normal"/>
    </style:style>
    <style:style style:name="T10" style:family="text">
      <style:text-properties fo:font-weight="normal" officeooo:rsid="0027df5c" style:font-weight-asian="normal" style:font-weight-complex="normal"/>
    </style:style>
    <style:style style:name="T11" style:family="text">
      <style:text-properties fo:font-weight="normal" officeooo:rsid="0028f91e" style:font-weight-asian="normal" style:font-weight-complex="normal"/>
    </style:style>
    <style:style style:name="T12" style:family="text">
      <style:text-properties fo:font-weight="normal" officeooo:rsid="002b33a1" style:font-weight-asian="normal" style:font-weight-complex="normal"/>
    </style:style>
    <style:style style:name="T13" style:family="text">
      <style:text-properties fo:font-weight="normal" officeooo:rsid="002b6048" style:font-weight-asian="normal" style:font-weight-complex="normal"/>
    </style:style>
    <style:style style:name="T14" style:family="text">
      <style:text-properties fo:font-weight="normal" officeooo:rsid="002ce35b" style:font-weight-asian="normal" style:font-weight-complex="normal"/>
    </style:style>
    <style:style style:name="T15" style:family="text">
      <style:text-properties fo:font-weight="normal" officeooo:rsid="003efba2" style:font-weight-asian="normal" style:font-weight-complex="normal"/>
    </style:style>
    <style:style style:name="T16" style:family="text">
      <style:text-properties fo:font-weight="normal" officeooo:rsid="004778fa" style:font-weight-asian="normal" style:font-weight-complex="normal"/>
    </style:style>
    <style:style style:name="T17" style:family="text">
      <style:text-properties fo:font-size="12pt" officeooo:rsid="0004438f" style:font-size-asian="10.5pt" style:font-size-complex="12pt"/>
    </style:style>
    <style:style style:name="T18" style:family="text">
      <style:text-properties fo:font-size="12pt" officeooo:rsid="0009e946" style:font-size-asian="10.5pt" style:font-size-complex="12pt"/>
    </style:style>
    <style:style style:name="T19" style:family="text">
      <style:text-properties fo:font-size="12pt" officeooo:rsid="002c3e4a" style:font-size-asian="10.5pt" style:font-size-complex="12pt"/>
    </style:style>
    <style:style style:name="T20" style:family="text">
      <style:text-properties fo:font-size="12pt" fo:font-weight="normal" officeooo:rsid="000519d7" style:font-size-asian="10.5pt" style:font-weight-asian="normal" style:font-size-complex="12pt" style:font-weight-complex="normal"/>
    </style:style>
    <style:style style:name="T21" style:family="text">
      <style:text-properties fo:font-size="12pt" fo:font-weight="normal" officeooo:rsid="00064b6e" style:font-size-asian="10.5pt" style:font-weight-asian="normal" style:font-size-complex="12pt" style:font-weight-complex="normal"/>
    </style:style>
    <style:style style:name="T22" style:family="text">
      <style:text-properties fo:font-size="12pt" fo:font-weight="normal" officeooo:rsid="001fd4d0" style:font-size-asian="10.5pt" style:font-weight-asian="normal" style:font-size-complex="12pt" style:font-weight-complex="normal"/>
    </style:style>
    <style:style style:name="T23" style:family="text">
      <style:text-properties fo:font-size="12pt" fo:font-weight="normal" officeooo:rsid="0024831d" style:font-size-asian="10.5pt" style:font-weight-asian="normal" style:font-size-complex="12pt" style:font-weight-complex="normal"/>
    </style:style>
    <style:style style:name="T24" style:family="text">
      <style:text-properties fo:font-size="12pt" fo:font-weight="normal" officeooo:rsid="004c1d79" style:font-size-asian="10.5pt" style:font-weight-asian="normal" style:font-size-complex="12pt" style:font-weight-complex="normal"/>
    </style:style>
    <style:style style:name="T25" style:family="text">
      <style:text-properties fo:font-size="12pt" fo:font-style="normal" fo:font-weight="normal" officeooo:rsid="003efba2" style:font-size-asian="10.5pt" style:font-style-asian="normal" style:font-weight-asian="normal" style:font-size-complex="12pt" style:font-style-complex="normal" style:font-weight-complex="normal"/>
    </style:style>
    <style:style style:name="T26" style:family="text">
      <style:text-properties fo:font-size="12pt" fo:font-style="normal" fo:font-weight="normal" officeooo:rsid="003f9e50" style:font-size-asian="10.5pt" style:font-style-asian="normal" style:font-weight-asian="normal" style:font-size-complex="12pt" style:font-style-complex="normal" style:font-weight-complex="normal"/>
    </style:style>
    <style:style style:name="T27" style:family="text">
      <style:text-properties fo:font-size="12pt" fo:font-style="normal" fo:font-weight="normal" officeooo:rsid="004446ea" style:font-size-asian="10.5pt" style:font-style-asian="normal" style:font-weight-asian="normal" style:font-size-complex="12pt" style:font-style-complex="normal" style:font-weight-complex="normal"/>
    </style:style>
    <style:style style:name="T28" style:family="text">
      <style:text-properties fo:font-size="12pt" fo:font-style="normal" fo:font-weight="normal" officeooo:rsid="00360ee0" style:font-size-asian="10.5pt" style:font-style-asian="normal" style:font-weight-asian="normal" style:font-size-complex="12pt" style:font-style-complex="normal" style:font-weight-complex="normal"/>
    </style:style>
    <style:style style:name="T29" style:family="text">
      <style:text-properties fo:font-size="12pt" fo:font-style="normal" fo:font-weight="normal" officeooo:rsid="00533caf" style:font-size-asian="10.5pt" style:font-style-asian="normal" style:font-weight-asian="normal" style:font-size-complex="12pt" style:font-style-complex="normal" style:font-weight-complex="normal"/>
    </style:style>
    <style:style style:name="T30" style:family="text">
      <style:text-properties fo:font-size="12pt" fo:font-style="normal" fo:font-weight="normal" officeooo:rsid="004fdf4a" style:font-size-asian="10.5pt" style:font-style-asian="normal" style:font-weight-asian="normal" style:font-size-complex="12pt" style:font-style-complex="normal" style:font-weight-complex="normal"/>
    </style:style>
    <style:style style:name="T31" style:family="text">
      <style:text-properties fo:font-size="12pt" fo:font-style="normal" fo:font-weight="normal" officeooo:rsid="0056aa44" style:font-size-asian="10.5pt" style:font-style-asian="normal" style:font-weight-asian="normal" style:font-size-complex="12pt" style:font-style-complex="normal" style:font-weight-complex="normal"/>
    </style:style>
    <style:style style:name="T32" style:family="text">
      <style:text-properties fo:font-size="12pt" fo:font-style="normal" fo:font-weight="bold" officeooo:rsid="003f9e50" style:font-size-asian="10.5pt" style:font-style-asian="normal" style:font-weight-asian="bold" style:font-size-complex="12pt" style:font-style-complex="normal" style:font-weight-complex="bold"/>
    </style:style>
    <style:style style:name="T33" style:family="text">
      <style:text-properties fo:font-size="12pt" fo:font-style="normal" fo:font-weight="bold" officeooo:rsid="00533caf" style:font-size-asian="10.5pt" style:font-style-asian="normal" style:font-weight-asian="bold" style:font-size-complex="12pt" style:font-style-complex="normal" style:font-weight-complex="bold"/>
    </style:style>
    <style:style style:name="T34" style:family="text">
      <style:text-properties fo:font-size="12pt" fo:font-style="normal" fo:font-weight="bold" officeooo:rsid="0054e940" style:font-size-asian="10.5pt" style:font-style-asian="normal" style:font-weight-asian="bold" style:font-size-complex="12pt" style:font-style-complex="normal" style:font-weight-complex="bold"/>
    </style:style>
    <style:style style:name="T35" style:family="text">
      <style:text-properties fo:font-size="12pt" fo:font-style="normal" fo:font-weight="bold" officeooo:rsid="004fdf4a" style:font-size-asian="10.5pt" style:font-style-asian="normal" style:font-weight-asian="bold" style:font-size-complex="12pt" style:font-style-complex="normal" style:font-weight-complex="bold"/>
    </style:style>
    <style:style style:name="T36" style:family="text">
      <style:text-properties fo:font-size="12pt" fo:font-style="italic" officeooo:rsid="0004438f" style:font-size-asian="10.5pt" style:font-style-asian="italic" style:font-size-complex="12pt" style:font-style-complex="italic"/>
    </style:style>
    <style:style style:name="T37" style:family="text">
      <style:text-properties fo:font-size="12pt" fo:font-style="italic" fo:font-weight="normal" officeooo:rsid="000519d7" style:font-size-asian="10.5pt" style:font-style-asian="italic" style:font-weight-asian="normal" style:font-size-complex="12pt" style:font-style-complex="italic" style:font-weight-complex="normal"/>
    </style:style>
    <style:style style:name="T38" style:family="text">
      <style:text-properties fo:font-size="12pt" fo:font-style="italic" fo:font-weight="normal" officeooo:rsid="004fdf4a" style:font-size-asian="10.5pt" style:font-style-asian="italic" style:font-weight-asian="normal" style:font-size-complex="12pt" style:font-style-complex="italic" style:font-weight-complex="normal"/>
    </style:style>
    <style:style style:name="T39" style:family="text">
      <style:text-properties fo:font-style="italic" style:font-style-asian="italic" style:font-style-complex="italic"/>
    </style:style>
    <style:style style:name="T40" style:family="text">
      <style:text-properties fo:font-style="italic" officeooo:rsid="001c785c" style:font-style-asian="italic" style:font-style-complex="italic"/>
    </style:style>
    <style:style style:name="T41" style:family="text">
      <style:text-properties fo:font-style="italic" officeooo:rsid="001b9f76" style:font-style-asian="italic" style:font-style-complex="italic"/>
    </style:style>
    <style:style style:name="T42" style:family="text">
      <style:text-properties fo:font-style="italic" officeooo:rsid="000a1c3a" style:font-style-asian="italic" style:font-style-complex="italic"/>
    </style:style>
    <style:style style:name="T43" style:family="text">
      <style:text-properties fo:font-style="italic" officeooo:rsid="0009e620" style:font-style-asian="italic" style:font-style-complex="italic"/>
    </style:style>
    <style:style style:name="T44" style:family="text">
      <style:text-properties fo:font-style="italic" officeooo:rsid="00359e1f" style:font-style-asian="italic" style:font-style-complex="italic"/>
    </style:style>
    <style:style style:name="T45" style:family="text">
      <style:text-properties fo:font-style="italic" officeooo:rsid="0020239d" style:font-style-asian="italic" style:font-style-complex="italic"/>
    </style:style>
    <style:style style:name="T46" style:family="text">
      <style:text-properties fo:font-style="italic" officeooo:rsid="0020cf2b"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fo:font-weight="bold" officeooo:rsid="0013bbf4" style:font-style-asian="italic" style:font-weight-asian="bold" style:font-style-complex="italic" style:font-weight-complex="bold"/>
    </style:style>
    <style:style style:name="T49" style:family="text">
      <style:text-properties officeooo:rsid="001a423b"/>
    </style:style>
    <style:style style:name="T50" style:family="text">
      <style:text-properties officeooo:rsid="001c0286"/>
    </style:style>
    <style:style style:name="T51" style:family="text">
      <style:text-properties officeooo:rsid="001fd4d0"/>
    </style:style>
    <style:style style:name="T52" style:family="text">
      <style:text-properties officeooo:rsid="0020fc9d"/>
    </style:style>
    <style:style style:name="T53" style:family="text">
      <style:text-properties officeooo:rsid="0021a68e"/>
    </style:style>
    <style:style style:name="T54" style:family="text">
      <style:text-properties officeooo:rsid="001df368"/>
    </style:style>
    <style:style style:name="T55" style:family="text">
      <style:text-properties officeooo:rsid="0011555b"/>
    </style:style>
    <style:style style:name="T56" style:family="text">
      <style:text-properties officeooo:rsid="00134292"/>
    </style:style>
    <style:style style:name="T57" style:family="text">
      <style:text-properties officeooo:rsid="0020239d"/>
    </style:style>
    <style:style style:name="T58" style:family="text">
      <style:text-properties officeooo:rsid="0013bbf4"/>
    </style:style>
    <style:style style:name="T59" style:family="text">
      <style:text-properties officeooo:rsid="0014b534"/>
    </style:style>
    <style:style style:name="T60" style:family="text">
      <style:text-properties officeooo:rsid="0015b3e7"/>
    </style:style>
    <style:style style:name="T61" style:family="text">
      <style:text-properties officeooo:rsid="00174faf"/>
    </style:style>
    <style:style style:name="T62" style:family="text">
      <style:text-properties officeooo:rsid="0020cf2b"/>
    </style:style>
    <style:style style:name="T63" style:family="text">
      <style:text-properties officeooo:rsid="001b9f76"/>
    </style:style>
    <style:style style:name="T64" style:family="text">
      <style:text-properties officeooo:rsid="001c785c"/>
    </style:style>
    <style:style style:name="T65" style:family="text">
      <style:text-properties officeooo:rsid="002195c4"/>
    </style:style>
    <style:style style:name="T66" style:family="text">
      <style:text-properties officeooo:rsid="001927ae"/>
    </style:style>
    <style:style style:name="T67" style:family="text">
      <style:text-properties officeooo:rsid="001e49e5"/>
    </style:style>
    <style:style style:name="T68" style:family="text">
      <style:text-properties officeooo:rsid="000ffe51"/>
    </style:style>
    <style:style style:name="T69" style:family="text">
      <style:text-properties officeooo:rsid="00230326"/>
    </style:style>
    <style:style style:name="T70" style:family="text">
      <style:text-properties officeooo:rsid="0009e946"/>
    </style:style>
    <style:style style:name="T71" style:family="text">
      <style:text-properties officeooo:rsid="000aa26f"/>
    </style:style>
    <style:style style:name="T72" style:family="text">
      <style:text-properties officeooo:rsid="00064b6e"/>
    </style:style>
    <style:style style:name="T73" style:family="text">
      <style:text-properties officeooo:rsid="0024831d"/>
    </style:style>
    <style:style style:name="T74" style:family="text">
      <style:text-properties officeooo:rsid="002507d4"/>
    </style:style>
    <style:style style:name="T75" style:family="text">
      <style:text-properties officeooo:rsid="002c3e4a"/>
    </style:style>
    <style:style style:name="T76" style:family="text">
      <style:text-properties fo:font-style="normal" style:font-style-asian="normal" style:font-style-complex="normal"/>
    </style:style>
    <style:style style:name="T77" style:family="text">
      <style:text-properties fo:font-style="normal" officeooo:rsid="000a1c3a" style:font-style-asian="normal" style:font-style-complex="normal"/>
    </style:style>
    <style:style style:name="T78" style:family="text">
      <style:text-properties fo:font-style="normal" officeooo:rsid="0009e620" style:font-style-asian="normal" style:font-style-complex="normal"/>
    </style:style>
    <style:style style:name="T79" style:family="text">
      <style:text-properties fo:font-style="normal" officeooo:rsid="000b586c" style:font-style-asian="normal" style:font-style-complex="normal"/>
    </style:style>
    <style:style style:name="T80" style:family="text">
      <style:text-properties fo:font-style="normal" officeooo:rsid="00359e1f" style:font-style-asian="normal" style:font-style-complex="normal"/>
    </style:style>
    <style:style style:name="T81" style:family="text">
      <style:text-properties fo:font-style="normal" officeooo:rsid="00387657" style:font-style-asian="normal" style:font-style-complex="normal"/>
    </style:style>
    <style:style style:name="T82" style:family="text">
      <style:text-properties fo:font-style="normal" officeooo:rsid="003c7d87" style:font-style-asian="normal" style:font-style-complex="normal"/>
    </style:style>
    <style:style style:name="T83" style:family="text">
      <style:text-properties fo:font-style="normal" officeooo:rsid="003d9a81" style:font-style-asian="normal" style:font-style-complex="normal"/>
    </style:style>
    <style:style style:name="T84" style:family="text">
      <style:text-properties fo:font-style="normal" officeooo:rsid="0014e21a" style:font-style-asian="normal" style:font-style-complex="normal"/>
    </style:style>
    <style:style style:name="T85" style:family="text">
      <style:text-properties fo:font-style="normal" officeooo:rsid="003efba2" style:font-style-asian="normal" style:font-style-complex="normal"/>
    </style:style>
    <style:style style:name="T86" style:family="text">
      <style:text-properties fo:font-style="normal" officeooo:rsid="00479d9e" style:font-style-asian="normal" style:font-style-complex="normal"/>
    </style:style>
    <style:style style:name="T87" style:family="text">
      <style:text-properties fo:font-style="normal" officeooo:rsid="00495fd8" style:font-style-asian="normal" style:font-style-complex="normal"/>
    </style:style>
    <style:style style:name="T88" style:family="text">
      <style:text-properties fo:font-style="normal" officeooo:rsid="004afe38" style:font-style-asian="normal" style:font-style-complex="normal"/>
    </style:style>
    <style:style style:name="T89" style:family="text">
      <style:text-properties fo:font-style="normal" officeooo:rsid="0050ef3b" style:font-style-asian="normal" style:font-style-complex="normal"/>
    </style:style>
    <style:style style:name="T90" style:family="text">
      <style:text-properties fo:font-style="normal" officeooo:rsid="00533caf" style:font-style-asian="normal" style:font-style-complex="normal"/>
    </style:style>
    <style:style style:name="T91" style:family="text">
      <style:text-properties fo:font-style="normal" officeooo:rsid="0056aa44" style:font-style-asian="normal" style:font-style-complex="normal"/>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0b586c" style:font-style-asian="normal" style:font-weight-asian="normal" style:font-style-complex="normal" style:font-weight-complex="normal"/>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fo:font-weight="bold" officeooo:rsid="0014e21a" style:font-style-asian="normal" style:font-weight-asian="bold" style:font-style-complex="normal" style:font-weight-complex="bold"/>
    </style:style>
    <style:style style:name="T96" style:family="text">
      <style:text-properties fo:font-style="normal" fo:font-weight="bold" officeooo:rsid="00479d9e" style:font-style-asian="normal" style:font-weight-asian="bold" style:font-style-complex="normal" style:font-weight-complex="bold"/>
    </style:style>
    <style:style style:name="T97" style:family="text">
      <style:text-properties fo:font-style="normal" fo:font-weight="bold" officeooo:rsid="003c7d87" style:font-style-asian="normal" style:font-weight-asian="bold" style:font-style-complex="normal" style:font-weight-complex="bold"/>
    </style:style>
    <style:style style:name="T98" style:family="text">
      <style:text-properties fo:font-style="normal" fo:font-weight="bold" officeooo:rsid="004afe38" style:font-style-asian="normal" style:font-weight-asian="bold" style:font-style-complex="normal" style:font-weight-complex="bold"/>
    </style:style>
    <style:style style:name="T99" style:family="text">
      <style:text-properties officeooo:rsid="002c9833"/>
    </style:style>
    <style:style style:name="T100" style:family="text">
      <style:text-properties officeooo:rsid="004e8c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ptional Clerics Package for the POL Distro.</text:p>
      <text:p text:style-name="P9"/>
      <text:p text:style-name="P71">A Brief History</text:p>
      <text:p text:style-name="P24">This package was originally created by Austin Heilman <text:span text:style-name="T52">around 2001 or 2002</text:span>. <text:span text:style-name="T52">It is based on Sigismund’s cleric’s package. </text:span><text:span text:style-name="T74">Sigismund was the lead developer of Journey’s End shard. Almost all of the scripts in their original form were written by Austin.</text:span> Those scripts were updated, <text:span text:style-name="T52">where necessary,</text:span> to the current Core, version 100.0.0 by me. <text:span text:style-name="T100">Thank you Austin for the original package.</text:span></text:p>
      <text:p text:style-name="P24"/>
      <text:p text:style-name="P24">The following changes and additions were made by me:</text:p>
      <text:p text:style-name="P24">The clerics.cfg file was reorganized.</text:p>
      <text:p text:style-name="P24"/>
      <text:p text:style-name="P24">The scripts now read from a <text:span text:style-name="T39">data store</text:span> datafile, faiths.txt, instead of reading religion information from the clerics.cfg.</text:p>
      <text:p text:style-name="P24"/>
      <text:p text:style-name="P42">Added a settings.cfg file <text:span text:style-name="T100">and support for accessing it</text:span>. Currently it holds info for automatically awarding piety.</text:p>
      <text:p text:style-name="P24"/>
      <text:p text:style-name="P24">start.src was added to initialize the faiths datafile upon initial run of this package.</text:p>
      <text:p text:style-name="P24"/>
      <text:p text:style-name="P24">Two developer commands <text:span text:style-name="T49">were added,</text:span> <text:span text:style-name="T5">bkpfaiths</text:span> and <text:span text:style-name="T5">updatefaiths</text:span>. <text:span text:style-name="T49">These commands provide a means to backup and restore the faiths datafile. </text:span><text:span text:style-name="T50">See the documentation for these commands later in this file.</text:span></text:p>
      <text:p text:style-name="P24"/>
      <text:p text:style-name="P25">Added <text:span text:style-name="T51">Summon Mount, Summon Guardian, Argentine Sigil and Untrodden Paths rites to the package.</text:span></text:p>
      <text:p text:style-name="P25"/>
      <text:p text:style-name="P29">Added AI for the summoned guardians and fixed a bug in the Blade Barrier AI.</text:p>
      <text:p text:style-name="P29"/>
      <text:p text:style-name="P28">I added an altar to the package with some functions available when the altar is used (double-clicked). There are slightly different functions depending on whether a normal cleric is using it or the high, or head, priest.</text:p>
      <text:p text:style-name="P25"/>
      <text:p text:style-name="P29">I am certain there are other things I added and worked on but I cannot remember them.</text:p>
      <text:p text:style-name="P27"/>
      <text:p text:style-name="P27">Added some very basic documentation to the package. <text:span text:style-name="T53">You are reading those docs. I admit the documentation is not up to my usual standards. Hopefully I can improve on it at a later date. </text:span></text:p>
      <text:p text:style-name="P27"/>
      <text:p text:style-name="P27"/>
      <text:p text:style-name="P29">Please note that this package has not been tested for “combat balance”. What this means is the rites may not be properly balanced against other methods of combat and as such the rites may be too weak or to strong when compared to other combat types.</text:p>
      <text:p text:style-name="P26"/>
      <text:p text:style-name="P26"/>
      <text:p text:style-name="P26"><text:tab/><text:tab/><text:tab/><text:tab/><text:tab/><text:tab/><text:tab/><text:tab/><text:tab/><text:tab/> <text:span text:style-name="T73">Yukiko,</text:span></text:p>
      <text:p text:style-name="P26"><text:tab/><text:tab/><text:tab/><text:tab/><text:tab/><text:tab/><text:tab/><text:tab/><text:tab/><text:span text:style-name="T73">POL Distro Team Leader</text:span></text:p>
      <text:p text:style-name="P68"><text:span text:style-name="T22"><text:tab/><text:tab/><text:tab/><text:tab/><text:tab/><text:tab/><text:tab/><text:tab/><text:tab/> <text:s text:c="9"/></text:span><text:span text:style-name="T23">2020-</text:span><text:span text:style-name="T24">12</text:span><text:span text:style-name="T23">-</text:span><text:span text:style-name="T24">25</text:span></text:p>
      <text:p text:style-name="P24"/>
      <text:p text:style-name="P24"/>
      <text:p text:style-name="P24"/>
      <text:p text:style-name="P24"/>
      <text:p text:style-name="P66"><text:soft-page-break/><text:span text:style-name="T1">Adding, </text:span><text:span text:style-name="T2">E</text:span><text:span text:style-name="T1">diting </text:span><text:span text:style-name="T3">or Deleting </text:span><text:span text:style-name="T1">a </text:span><text:span text:style-name="T4">Faith</text:span></text:p>
      <text:p text:style-name="P1"/>
      <text:p text:style-name="P76">clerics.cfg</text:p>
      <text:p text:style-name="P13">You can add a religion to the shard by editing the clerics.cfg file in the cleric package.</text:p>
      <text:p text:style-name="P14">Here is the format for a faith in the file:</text:p>
      <text:p text:style-name="P91">Faith &lt;faith name&gt;</text:p>
      <text:p text:style-name="P91">{</text:p>
      <text:p text:style-name="P91"><text:tab/>Altar<text:tab/><text:tab/>Integer value. This is the range for the area of effect on altars. Defualt is 5</text:p>
      <text:p text:style-name="P91"><text:tab/>Deity<text:tab/><text:tab/>String value. Enter the deity worshipped by the religion. Currently the deity is not used in <text:tab/><text:tab/><text:tab/><text:tab/>scripts.</text:p>
      <text:p text:style-name="P94"><text:tab/>Cleric<text:tab/><text:tab/>String value. Enter the internal cleric name. The format is &lt;faith name&gt;Cleric, example <text:tab/><text:tab/><text:tab/><text:tab/>VirtueCleric.</text:p>
      <text:p text:style-name="P94"><text:tab/>Aligmnent<text:tab/>String value. Enter the alignment of the religion. Alignment types are Evil, Neutral or Good.</text:p>
      <text:p text:style-name="P91"><text:tab/>FaithStatement<text:tab/>String value. A brief statement describing the belefs and practices. Maximum 239 characters.</text:p>
      <text:p text:style-name="P91"><text:tab/><text:tab/><text:tab/># This is a comment where you can enter the mount name.</text:p>
      <text:p text:style-name="P91"><text:tab/>Mount<text:tab/><text:tab/>Format is: <text:s/>mount piece <text:s text:c="3"/>obj centred effect <text:s text:c="3"/>frames <text:s text:c="3"/>hue for the effect <text:s text:c="3"/>sound effect</text:p>
      <text:p text:style-name="P91"><text:tab/><text:tab/><text:tab/># This is a comment where you can enter the name of the shield type.</text:p>
      <text:p text:style-name="P91"><text:tab/>HolyArmor<text:tab/>ObjType for the holy armour shield.</text:p>
      <text:p text:style-name="P91"><text:tab/>Alliance<text:tab/><text:tab/>Enter any faiths that are allied with this religion. There can be multiple allied faiths.</text:p>
      <text:p text:style-name="P91"><text:tab/>Opposition<text:tab/>Enter any faiths that are in opposition to this religion. There can be multiple opposing faiths.</text:p>
      <text:p text:style-name="P91"><text:tab/>Color<text:tab/><text:tab/>Enter the faith's colour. Currently this colour is only applied to the altar.</text:p>
      <text:p text:style-name="P91">}</text:p>
      <text:p text:style-name="P12"/>
      <text:p text:style-name="P14">Be sure to enter the property names using the proper case, eg. Altar, not altar.</text:p>
      <text:p text:style-name="P14"/>
      <text:p text:style-name="P15"><text:span text:style-name="T7">Two developer text commands are available, </text:span><text:span text:style-name="T5">bkpfaiths</text:span><text:span text:style-name="T7"> and </text:span><text:span text:style-name="T5">updatefaiths</text:span><text:span text:style-name="T7">.</text:span></text:p>
      <text:p text:style-name="P43"/>
      <text:p text:style-name="P15"><text:span text:style-name="T7">If you desire to backup the faiths datafile, use the </text:span><text:span text:style-name="T5">bkpfaiths</text:span><text:span text:style-name="T7"> command. It will back-up the faiths datafile to a config file in the main cleric folder. </text:span><text:span text:style-name="T8">When you use the command, a gump will open, at which time you enter the name for the backup file. The name will contain a timestamp.</text:span></text:p>
      <text:p text:style-name="P37"/>
      <text:p text:style-name="P17"><text:span text:style-name="T7">If you have made changes to the clerics.cfg file or you need to restore the faiths datafile you must use the </text:span><text:span text:style-name="T6">updatefaiths</text:span><text:span text:style-name="T9"> </text:span><text:span text:style-name="T7">command. When you execute this command a gump will open. Enter the config file that you will be restoring from. If you are updating from the regular clerics.cfg, enter ‘clerics’ (without the quote marks). If you are restoring from a backup file, remember to enter the file name which includes the timestamp. Note : Do </text:span><text:span text:style-name="T47">not</text:span><text:span text:style-name="T7"> enter the ‘cfg’ file extension.</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76"><text:soft-page-break/>Sacraments.cfg</text:p>
      <text:p text:style-name="P20"><text:span text:style-name="T7">Sacraments are ‘rituals’ that do not require </text:span><text:span text:style-name="T47">foci</text:span><text:span text:style-name="T7"> in their performance. In fact, there is a sacrament for creating foci. Sacraments do use mana. Additional sacraments may be added by editing sacraments.cfg. The first page of the </text:span><text:span text:style-name="T47">canon</text:span><text:span text:style-name="T7"> is reserve for sacraments. There is room for two more sacraments on that page. I have not examined the canon.src program to determine if adding more than two sacraments will extend them to the next page as is the case with rites.</text:span></text:p>
      <text:p text:style-name="P44">Here is the format for a sacrament in the configuration file:</text:p>
      <text:p text:style-name="P45"/>
      <text:p text:style-name="P45"><text:s/>Sacraments.cfg# Stores information for sacraments so they can easily be changed.</text:p>
      <text:p text:style-name="P45"/>
      <text:p text:style-name="P93"><text:span text:style-name="T7">Sacrament </text:span><text:span text:style-name="T13">&lt;number&gt;</text:span><text:span text:style-name="T7"> (position in the book)</text:span></text:p>
      <text:p text:style-name="P95">{</text:p>
      <text:p text:style-name="P95"><text:tab/>Name <text:tab/><text:tab/>- Sacrament Name</text:p>
      <text:p text:style-name="P93"><text:span text:style-name="T7"><text:tab/>script <text:tab/><text:tab/>- :</text:span><text:span text:style-name="T10">cleric:</text:span><text:span text:style-name="T7">sacraments/scriptname</text:span></text:p>
      <text:p text:style-name="P95"><text:tab/>Chant <text:tab/><text:tab/>- chant cleric will say when casting</text:p>
      <text:p text:style-name="P95"><text:tab/>NumChants <text:tab/>- number of times the cleric will chant</text:p>
      <text:p text:style-name="P95">}</text:p>
      <text:p text:style-name="P45"/>
      <text:p text:style-name="P38"/>
      <text:p text:style-name="P78">rites.cfg</text:p>
      <text:p text:style-name="P21"><text:span text:style-name="T7">Rites are ‘rituals’ that require both foci and mana in their performance. Rites can require one or more foci. Additional rites can be added by editing rites.cfg. </text:span><text:span text:style-name="T11">As far as I know the only limit on the number of rites that can be added to a canon is the page limitation imposed by the client.</text:span></text:p>
      <text:p text:style-name="P38"/>
      <text:p text:style-name="P22"><text:span text:style-name="T7">Here is </text:span><text:span text:style-name="T12">the</text:span><text:span text:style-name="T7"> format for a rite’s entry in the configuration file:</text:span></text:p>
      <text:p text:style-name="P96">Rite number (position in the book)</text:p>
      <text:p text:style-name="P96">{</text:p>
      <text:p text:style-name="P96"><text:tab/>Name<text:tab/><text:tab/>Rite Name</text:p>
      <text:p text:style-name="P96"><text:tab/>Script<text:tab/><text:tab/>:cleric:rites/level/ritename</text:p>
      <text:p text:style-name="P96"><text:tab/>Focus<text:tab/><text:tab/>focus-name amount - There can be multiple foci required by adding additional 'Focus' lines.</text:p>
      <text:p text:style-name="P96"><text:tab/>Chant<text:tab/><text:tab/>chant cleric will say when casting</text:p>
      <text:p text:style-name="P96"><text:tab/>Difficulty<text:tab/>- The difficulty level of the rite</text:p>
      <text:p text:style-name="P96"><text:tab/>BaseDelay<text:tab/>- Base delay for casting a rite in milliseconds.</text:p>
      <text:p text:style-name="P96"><text:tab/>BaseMana<text:tab/>- Amount of mana to require in the pre-processor</text:p>
      <text:p text:style-name="P96"><text:tab/>Devotion<text:tab/>- Faith(s) to which this rite may be given. This is optional. If this property is left out of a rite's</text:p>
      <text:p text:style-name="P92"><text:span text:style-name="T7"><text:tab/><text:tab/><text:tab/>element, the rite is can be given to all faiths. Add a Devotion line for each faith </text:span><text:span text:style-name="T13">that can receive <text:tab/><text:tab/><text:tab/>this rite</text:span><text:span text:style-name="T7">.</text:span></text:p>
      <text:p text:style-name="P92"><text:span text:style-name="T7"><text:tab/>Level<text:tab/><text:tab/></text:span><text:span text:style-name="T14">&lt;number&gt;</text:span><text:span text:style-name="T7"> - Level of the rite, * = high priest only</text:span></text:p>
      <text:p text:style-name="P96"><text:tab/>Scroll<text:tab/><text:tab/>&lt;name&gt; - Itemname for the scroll if a paladin can cast this.</text:p>
      <text:p text:style-name="P96"><text:tab/><text:tab/><text:tab/>Note: Paladins are not yet implemented in the Distro. When they are these rites may not apply</text:p>
      <text:p text:style-name="P96"><text:tab/><text:tab/><text:tab/>to them.</text:p>
      <text:p text:style-name="P96">}</text:p>
      <text:p text:style-name="P46"/>
      <text:p text:style-name="P23"><text:span text:style-name="T5">Note:</text:span><text:span text:style-name="T7"> The </text:span><text:span text:style-name="T16">Devotion setting for many of the rites may not be set to properly enable or disable certain rites to or from certain devotions. That task I leave to the shard developer. Remember, those rites which do not have a devotion setting are available to be added to all devotion’s canons.</text:span></text:p>
      <text:p text:style-name="P38"/>
      <text:p text:style-name="P38"/>
      <text:p text:style-name="P38"/>
      <text:p text:style-name="P38"/>
      <text:p text:style-name="P38"><text:soft-page-break/></text:p>
      <text:p text:style-name="P5">What Do The Sacraments and Rites Do?</text:p>
      <text:p text:style-name="P8"/>
      <text:p text:style-name="P89">Sacraments</text:p>
      <text:p text:style-name="P87"><text:span text:style-name="T39">Indoctrination</text:span><text:tab/><text:tab/><text:span text:style-name="T54">Allows a priest to add</text:span> a person to <text:span text:style-name="T54">their</text:span> faith. <text:span text:style-name="T55">It does not make them a cleric.</text:span></text:p>
      <text:p text:style-name="P87"><text:span text:style-name="T39">Excommunication</text:span><text:tab/><text:span text:style-name="T54">Allows a priest to c</text:span>ast someone out of <text:span text:style-name="T54">the priest’s</text:span> faith.</text:p>
      <text:p text:style-name="P87"><text:span text:style-name="T39">Concentration</text:span><text:tab/><text:tab/><text:span text:style-name="T56">Focuses </text:span><text:span text:style-name="T54">the cleric’s</text:span><text:span text:style-name="T56"> spiritual energy on a</text:span><text:span text:style-name="T54">nother</text:span><text:span text:style-name="T56"> cleric. This rite does not seem to</text:span></text:p>
      <text:p text:style-name="P87"><text:tab/><text:tab/><text:tab/><text:span text:style-name="T56">be limited to clerics of your faith.</text:span></text:p>
      <text:p text:style-name="P87"><text:span text:style-name="T39">Create</text:span> <text:span text:style-name="T39">Focus</text:span><text:tab/><text:tab/><text:span text:style-name="T55">Creates the various focci required to perform the rites.</text:span></text:p>
      <text:p text:style-name="P87"><text:span text:style-name="T39">Sense</text:span> <text:span text:style-name="T39">Aura</text:span><text:tab/><text:tab/><text:span text:style-name="T56">Shows the devotion of mobiles around you.</text:span></text:p>
      <text:p text:style-name="P87"><text:span text:style-name="T39">Create</text:span> <text:span text:style-name="T45">Canon</text:span><text:tab/><text:tab/><text:span text:style-name="T55">Creates a blank tome.</text:span></text:p>
      <text:p text:style-name="P87"><text:span text:style-name="T39">Revelation</text:span><text:tab/><text:tab/><text:span text:style-name="T55">Allows a cleric to </text:span><text:span text:style-name="T57">copy</text:span><text:span text:style-name="T55"> rites </text:span><text:span text:style-name="T57">from his canon to another canon.</text:span></text:p>
      <text:p text:style-name="P87"/>
      <text:p text:style-name="P89">Rites</text:p>
      <text:p text:style-name="P73">High Priest</text:p>
      <text:p text:style-name="P87"><text:span text:style-name="T39">Acolyte</text:span><text:tab/><text:tab/>- Allows a High Priest to make someone a<text:span text:style-name="T99">n acolyte, a priest in training</text:span>.</text:p>
      <text:p text:style-name="P87"/>
      <text:p text:style-name="P73">Level 01</text:p>
      <text:p text:style-name="P87"><text:span text:style-name="T39">Cicatrize</text:span><text:tab/><text:tab/>- Does a<text:span text:style-name="T56">n</text:span> 11<text:span text:style-name="T56">to</text:span> 20 <text:span text:style-name="T56">HP </text:span>heal on target.</text:p>
      <text:p text:style-name="P87"><text:span text:style-name="T39">Sanctuary</text:span><text:tab/><text:tab/>- Grants a temporary Invulnerability to the caster.</text:p>
      <text:p text:style-name="P87"><text:span text:style-name="T39">Minor</text:span> <text:span text:style-name="T39">Cure</text:span><text:tab/><text:tab/>- <text:span text:style-name="T56">Performs a minor cure on the target.</text:span></text:p>
      <text:p text:style-name="P87"><text:span text:style-name="T39">Lightning</text:span><text:tab/><text:tab/>- <text:span text:style-name="T58">Casts</text:span> a lightning bolt effect <text:span text:style-name="T58">on</text:span> the target and does minor damage.</text:p>
      <text:p text:style-name="P87"/>
      <text:p text:style-name="P73">Level 02</text:p>
      <text:p text:style-name="P87"><text:span text:style-name="T39">Chant<text:tab/><text:tab/></text:span><text:tab/>- <text:span text:style-name="T58">R</text:span>aises <text:span text:style-name="T48">all</text:span> <text:span text:style-name="T58">resistances</text:span> of the caster and those nearby of the sane faith</text:p>
      <text:p text:style-name="P87"><text:span text:style-name="T39"><text:tab/><text:tab/></text:span><text:tab/><text:span text:style-name="T58">while the chant is happening or until the chanter’s mana is depleted,</text:span></text:p>
      <text:p text:style-name="P87"><text:span text:style-name="T39"><text:tab/><text:tab/></text:span><text:tab/><text:span text:style-name="T58">whichever happens first</text:span>.</text:p>
      <text:p text:style-name="P87"><text:span text:style-name="T39">Glowing Eyes<text:tab/></text:span><text:tab/>- Night sight.</text:p>
      <text:p text:style-name="P87"><text:span text:style-name="T39">Hold Person<text:tab/></text:span><text:tab/>- Paralyzes a player for piety times 30 seconds.</text:p>
      <text:p text:style-name="P87"><text:span text:style-name="T39">Holy Shield<text:tab/></text:span><text:tab/>- Summons a +80 physical resistance shield that disappears after 60 seconds.</text:p>
      <text:p text:style-name="P87"><text:span text:style-name="T39">Purification<text:tab/></text:span><text:tab/>- Cures all poisons on either the <text:span text:style-name="T59">targeted</text:span> mobile or, if the priest targets</text:p>
      <text:p text:style-name="P87"><text:span text:style-name="T39"><text:tab/><text:tab/></text:span><text:tab/>himself, those within a range of the priest.</text:p>
      <text:p text:style-name="P87"><text:span text:style-name="T39">Righteousness<text:tab/></text:span><text:tab/>- allows a person to be marked as a murderer or a marked person to be pardoned.</text:p>
      <text:p text:style-name="P87"><text:span text:style-name="T39">Scortch<text:tab/></text:span><text:tab/>- Does fire damage to the <text:span text:style-name="T59">targeted</text:span> mobile.</text:p>
      <text:p text:style-name="P87"><text:span text:style-name="T39">Silence<text:tab/><text:tab/></text:span><text:tab/>- Squelches a player’s speech for 15 seconds</text:p>
      <text:p text:style-name="P87"><text:span text:style-name="T39">Spiritual Hammer</text:span><text:tab/>- Throws a "spiritual hammer” that does a random amount of damage based on</text:p>
      <text:p text:style-name="P87"><text:tab/><text:tab/><text:tab/>the piety of the priest.</text:p>
      <text:p text:style-name="P87"/>
      <text:p text:style-name="P73">Level 03</text:p>
      <text:p text:style-name="P87"><text:span text:style-name="T39">Animate Dead<text:tab/></text:span><text:tab/>- Creates a random umdead from a corpse.</text:p>
      <text:p text:style-name="P87"><text:span text:style-name="T39">Dispel Magic<text:tab/></text:span><text:tab/>- Dispels summoned creatures, destroys ALL potions within range of the priest</text:p>
      <text:p text:style-name="P87"><text:span text:style-name="T39"><text:tab/><text:tab/></text:span><text:tab/>including in the backpacks of mobiles within range, and destroys any glyphs</text:p>
      <text:p text:style-name="P87"><text:span text:style-name="T39"><text:tab/><text:tab/></text:span><text:tab/>that are created by a weaker priest. This rite is VERY powerful.</text:p>
      <text:p text:style-name="P87"><text:span text:style-name="T39"><text:tab/><text:tab/></text:span><text:tab/>Some consideration might need to be given to reducing its scope.</text:p>
      <text:p text:style-name="P87"><text:span text:style-name="T39">Feign Death<text:tab/></text:span><text:tab/>- Area of effect rite. Hides all mobiles of the same devotion as the priest,</text:p>
      <text:p text:style-name="P87"><text:tab/><text:tab/><text:tab/>fre<text:span text:style-name="T59">e</text:span>zes them and creates a clone NPC for each mobile for a duration of time.</text:p>
      <text:p text:style-name="P87"><text:soft-page-break/><text:tab/><text:tab/><text:tab/>After the time has elapsed the clones are are killed and the frozen mobiles</text:p>
      <text:p text:style-name="P87"><text:tab/><text:tab/><text:tab/>are unfrozen but are still hidden.</text:p>
      <text:p text:style-name="P87"><text:span text:style-name="T39">Glyph of Warding</text:span><text:tab/>- Creates a tile that blocks movement.</text:p>
      <text:p text:style-name="P87"><text:span text:style-name="T39">Intermit<text:tab/><text:tab/></text:span>- Paralyzes a player for piety times 45 seconds.</text:p>
      <text:p text:style-name="P87"><text:span text:style-name="T39">Minor Heal<text:tab/><text:tab/></text:span>- Pretty much what is says.</text:p>
      <text:p text:style-name="P87"><text:span text:style-name="T39">Restitution<text:tab/><text:tab/></text:span>- Releases a tamed creature.</text:p>
      <text:p text:style-name="P87"><text:span text:style-name="T39">Smite<text:tab/><text:tab/><text:tab/></text:span>- A nastier flame strike rite.</text:p>
      <text:p text:style-name="P87"><text:span text:style-name="T39">Entwining Vines</text:span><text:tab/>- Creates vines around a mobile and parlyzes the mobile for a duration based on</text:p>
      <text:p text:style-name="P87"><text:tab/><text:tab/><text:tab/>the priest's piety.</text:p>
      <text:p text:style-name="P87"/>
      <text:p text:style-name="P73">Level 04</text:p>
      <text:p text:style-name="P87"><text:span text:style-name="T39">Distraction<text:tab/></text:span><text:tab/>- Hides the priest and creates a "clone" of the priest at the priest's location.</text:p>
      <text:p text:style-name="P87"><text:span text:style-name="T39"><text:tab/><text:tab/></text:span><text:tab/>The priest is also given a certain number of stealth steps based on his piety.</text:p>
      <text:p text:style-name="P87"><text:span text:style-name="T39">Divination<text:tab/></text:span><text:tab/>- Senses "faithless" NPCs within at least a 25 square range.</text:p>
      <text:p text:style-name="P87"><text:span text:style-name="T39">Exorcism<text:tab/></text:span><text:tab/>- Strips an item of any special damage effects, charges, HP boosts, resistance and</text:p>
      <text:p text:style-name="P87"><text:span text:style-name="T39"><text:tab/><text:tab/></text:span><text:tab/>damage modifications.</text:p>
      <text:p text:style-name="P87"><text:span text:style-name="T39">Flame Strike<text:tab/></text:span><text:tab/>- A reasonably strong flame strike rite. </text:p>
      <text:p text:style-name="P87"><text:span text:style-name="T39">Heal<text:tab/><text:tab/></text:span><text:tab/>- A reasonably effective healing rite.</text:p>
      <text:p text:style-name="P87"><text:span text:style-name="T39">Sticks to Snakes</text:span><text:tab/>- <text:span text:style-name="T60">Target a staff in your backpack and this rite will t</text:span>emporarily <text:span text:style-name="T60">c</text:span>onvert <text:span text:style-name="T60">the </text:span>staff to</text:p>
      <text:p text:style-name="P87"><text:span text:style-name="T39"><text:tab/><text:tab/></text:span><text:tab/>a <text:span text:style-name="T60">tamed </text:span>giant serpent <text:span text:style-name="T60">at your feet</text:span> then back to a staff. <text:span text:style-name="T60">The length of time is based</text:span></text:p>
      <text:p text:style-name="P87"><text:span text:style-name="T39"><text:tab/><text:tab/></text:span><text:tab/><text:span text:style-name="T60">on piety.</text:span></text:p>
      <text:p text:style-name="P87"><text:span text:style-name="T39">Summon Mount</text:span><text:tab/>- Summons a mount and mounts the priest upon the mount. The mount types are</text:p>
      <text:p text:style-name="P87"><text:tab/><text:tab/><text:tab/>religion specific. These are "spiritual mounts" and will disappear when the priest</text:p>
      <text:p text:style-name="P87"><text:tab/><text:tab/><text:tab/>dismounts.</text:p>
      <text:p text:style-name="P87"/>
      <text:p text:style-name="P73">Level 05</text:p>
      <text:p text:style-name="P87"><text:span text:style-name="T39">Commune<text:tab/></text:span><text:tab/>- Allows <text:span text:style-name="T61">the priest</text:span> to send a message to every member of your religion.</text:p>
      <text:p text:style-name="P87"><text:span text:style-name="T39">Dispell Evil<text:tab/></text:span><text:tab/>- <text:span text:style-name="T61">Dispels</text:span> summoned evil beasts within range of the priest. Range is based on the</text:p>
      <text:p text:style-name="P87"><text:span text:style-name="T39"><text:tab/><text:tab/></text:span><text:tab/>priest's piety.</text:p>
      <text:p text:style-name="P87"><text:span text:style-name="T39">Effulgence<text:tab/></text:span><text:tab/>- Area of effect rite that grants night sight to all mobiles within range.</text:p>
      <text:p text:style-name="P87"><text:span text:style-name="T39"><text:tab/><text:tab/></text:span><text:tab/>Range is based on piety.</text:p>
      <text:p text:style-name="P87"><text:span text:style-name="T46">Argentine</text:span><text:span text:style-name="T41"> Sigil</text:span><text:span text:style-name="T63"><text:tab/>- This rite allows the priest to </text:span><text:span text:style-name="T40">meld</text:span><text:span text:style-name="T64"> a moon stone into </text:span><text:span text:style-name="T63">an </text:span><text:span text:style-name="T62">Argentine</text:span><text:span text:style-name="T63"> Sigil.</text:span></text:p>
      <text:p text:style-name="P84"><text:span text:style-name="T39"><text:tab/><text:tab/></text:span><text:tab/>Currently <text:span text:style-name="T62">Argentine</text:span> Sigils can be created for <text:span text:style-name="T39">traveling</text:span> using the</text:p>
      <text:p text:style-name="P84"><text:span text:style-name="T39"><text:tab/><text:tab/></text:span><text:tab/>Untrodden Paths rite. <text:tab/><text:span text:style-name="T64">The priest must be within four (4) squares of a moon gate</text:span></text:p>
      <text:p text:style-name="P85"><text:span text:style-name="T39"><text:tab/><text:tab/></text:span><text:tab/>when using this rite to create a sigil for use with the Untrodden Paths rite.</text:p>
      <text:p text:style-name="P84"><text:span text:style-name="T39"><text:tab/><text:tab/></text:span><text:tab/>The uses for <text:span text:style-name="T62">Argentine</text:span> Sigils may be expanded to other purposes in</text:p>
      <text:p text:style-name="P84"><text:span text:style-name="T39"><text:tab/><text:tab/></text:span><text:tab/>the future.</text:p>
      <text:p text:style-name="P87"><text:span text:style-name="T39">Holy Word<text:tab/></text:span><text:tab/>- Area of effect rite. Heals all players within range by a good amount.</text:p>
      <text:p text:style-name="P87"><text:span text:style-name="T39"><text:tab/><text:tab/></text:span><text:tab/>Range is based on piety.</text:p>
      <text:p text:style-name="P87"><text:span text:style-name="T39">Insect Plague<text:tab/></text:span><text:tab/>- Summons one to several giant scorpi<text:span text:style-name="T61">o</text:span>ns, giant spiders or giant black widow</text:p>
      <text:p text:style-name="P87"><text:span text:style-name="T39"><text:tab/><text:tab/></text:span><text:tab/>spiders. The amount <text:span text:style-name="T61">of insects</text:span> is based on the priest's piety.</text:p>
      <text:p text:style-name="P87"><text:span text:style-name="T39">Imprisonment<text:tab/></text:span><text:tab/>- Attempts to imprison a player within a "magic prison" .</text:p>
      <text:p text:style-name="P87"><text:span text:style-name="T39">Link Auras<text:tab/></text:span><text:tab/>- This rite takes the average of two character's vitals and adds 20 to each vital</text:p>
      <text:p text:style-name="P87"><text:span text:style-name="T39"><text:tab/><text:tab/></text:span><text:tab/>and assigns the new vital to each character. I assume this would be used to boost</text:p>
      <text:p text:style-name="P87"><text:span text:style-name="T39"><text:tab/><text:tab/></text:span><text:tab/>a weaker <text:span text:style-name="T61">character's</text:span> vitals from a stronger character. If either character dies after</text:p>
      <text:p text:style-name="P87"><text:span text:style-name="T39"><text:tab/><text:tab/></text:span><text:tab/>being <text:span text:style-name="T61">targeted</text:span>, the second character <text:span text:style-name="T61">targeted</text:span> will have their max HP applied as</text:p>
      <text:p text:style-name="P87"><text:span text:style-name="T39"><text:tab/><text:tab/></text:span><text:tab/>damage to the character who is still alive.</text:p>
      <text:p text:style-name="P87"><text:span text:style-name="T39"><text:tab/><text:tab/></text:span><text:tab/>Note: I am not certain why dead character thing in this rite was written like this.</text:p>
      <text:p text:style-name="P87"><text:soft-page-break/><text:span text:style-name="T39">Retribution<text:tab/></text:span><text:tab/>- Does a reasonable amount of physical damage to the target</text:p>
      <text:p text:style-name="P87"><text:span text:style-name="T39">Spirit Bind<text:tab/></text:span><text:tab/>- <text:span text:style-name="T61">Resurrection</text:span> of a ghost.</text:p>
      <text:p text:style-name="P87"><text:span text:style-name="T39">Summon Guards</text:span><text:tab/>- Summons guards that will attack evil NPCs or murderers.</text:p>
      <text:p text:style-name="P87"><text:span text:style-name="T39">Thin Toxins<text:tab/></text:span><text:tab/>- Area of effect rite. Cures poison on all mobiles within range.</text:p>
      <text:p text:style-name="P87"><text:span text:style-name="T39"><text:tab/><text:tab/></text:span><text:tab/> <text:s/>Range is based on piety.</text:p>
      <text:p text:style-name="P87"><text:span text:style-name="T39">True Seeing<text:tab/></text:span><text:tab/>- Allows <text:span text:style-name="T61">the priest</text:span> to see secret doors.</text:p>
      <text:p text:style-name="P86"><text:span text:style-name="T39">Untrodden Paths</text:span><text:tab/>- <text:span text:style-name="T63">Using an </text:span><text:span text:style-name="T62">Argentine</text:span><text:span text:style-name="T63"> Sigil, this rite allows a priest to </text:span><text:span text:style-name="T41">travel</text:span><text:span text:style-name="T63"> to</text:span></text:p>
      <text:p text:style-name="P86"><text:tab/><text:tab/><text:tab/><text:span text:style-name="T63">moon gates on the facet </text:span><text:span text:style-name="T65">or if the priest targets himself instead of a sigil he will be <text:tab/><text:tab/><text:tab/>taken to the location the head priest chose as the Untrodden Home for the faith.</text:span></text:p>
      <text:p text:style-name="P87"/>
      <text:p text:style-name="P87"/>
      <text:p text:style-name="P73">Level 06</text:p>
      <text:p text:style-name="P87"><text:span text:style-name="T39">Blade Barrier<text:tab/></text:span><text:tab/>- Cre<text:span text:style-name="T61">a</text:span>tes a wall of spinning blades.</text:p>
      <text:p text:style-name="P87"><text:span text:style-name="T39">Conjure animals</text:span><text:tab/>- Conjures a number of random animals. The amount and types are based on</text:p>
      <text:p text:style-name="P87"><text:span text:style-name="T39"><text:tab/><text:tab/></text:span><text:tab/>piety.</text:p>
      <text:p text:style-name="P87"><text:span text:style-name="T39">Corpse Resurrec</text:span>t<text:tab/>- <text:span text:style-name="T66">Targeting</text:span> a corpse of a dead player will, if the player's ghost is within 20</text:p>
      <text:p text:style-name="P87"><text:span text:style-name="T39"><text:tab/><text:tab/></text:span><text:tab/>squares, summon the ghost to their corpse and resurrect the player and move</text:p>
      <text:p text:style-name="P87"><text:span text:style-name="T39"><text:tab/><text:tab/></text:span><text:tab/>their items from the corpse to their backpack.</text:p>
      <text:p text:style-name="P87"><text:span text:style-name="T39">Enstill<text:tab/><text:tab/></text:span><text:tab/>- Paralyzes all mobiles within range for a period of time. Reveals any hidden</text:p>
      <text:p text:style-name="P87"><text:span text:style-name="T39"><text:tab/><text:tab/></text:span><text:tab/>mobiles. Range and duration of <text:span text:style-name="T66">paralysis</text:span> is based on piety.</text:p>
      <text:p text:style-name="P87"><text:span text:style-name="T39">Greater Healing</text:span><text:tab/>- Does a great amount of healing.</text:p>
      <text:p text:style-name="P87"><text:span text:style-name="T39">Malediction<text:tab/></text:span><text:tab/>- This rite has a very high chance of strip<text:span text:style-name="T67">p</text:span>ing the <text:span text:style-name="T66">targeted</text:span> character of all items,</text:p>
      <text:p text:style-name="P87"><text:tab/><text:tab/><text:tab/>both equipped and in their backpack. Also, <text:span text:style-name="T66">there is a random chance </text:span>it may</text:p>
      <text:p text:style-name="P87"><text:span text:style-name="T66"><text:tab/><text:tab/><text:tab/>perform</text:span> a stat drop of 2 in one of the character's stats.</text:p>
      <text:p text:style-name="P87"/>
      <text:p text:style-name="P73">Level 07</text:p>
      <text:p text:style-name="P87"><text:span text:style-name="T39">Demise<text:tab/></text:span><text:tab/>- Does a great deal of physical damage to the <text:span text:style-name="T66">targeted</text:span> character.</text:p>
      <text:p text:style-name="P87"><text:span text:style-name="T39">Earthquake<text:tab/></text:span><text:tab/>- Area of effect rite. Does physical damage to mobiles within range. <text:span text:style-name="T66">It c</text:span>ause<text:span text:style-name="T66">s</text:span></text:p>
      <text:p text:style-name="P87"><text:span text:style-name="T39"><text:tab/><text:tab/></text:span><text:tab/>those mobiles to turn in a random direction and bow. The priest casting this rite</text:p>
      <text:p text:style-name="P87"><text:span text:style-name="T39"><text:tab/><text:tab/></text:span><text:tab/>will drop any items they have equipped in their hands.</text:p>
      <text:p text:style-name="P87"><text:span text:style-name="T39">Faith Resurrection</text:span><text:tab/>- <text:span text:style-name="T66">Targeting</text:span> a corpse of a dead player will, if the player's ghost is within 20</text:p>
      <text:p text:style-name="P87"><text:span text:style-name="T39"><text:tab/><text:tab/></text:span><text:tab/>squares, summon the ghost to their corpse and resurrect the player and move</text:p>
      <text:p text:style-name="P87"><text:span text:style-name="T39"><text:tab/><text:tab/></text:span><text:tab/>their items from the corpse to their backpack.</text:p>
      <text:p text:style-name="P87"><text:span text:style-name="T39">Restoration<text:tab/></text:span><text:tab/>- Full poison cure and full hit point heal.</text:p>
      <text:p text:style-name="P87"><text:span text:style-name="T39">Symbol of Pain</text:span><text:tab/>- Creates a tile that blocks passage and does physical damage.</text:p>
      <text:p text:style-name="P87"/>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6"><text:span text:style-name="T69">The </text:span>Canon</text:p>
      <text:p text:style-name="P88"/>
      <text:p text:style-name="P51">The canon is <text:span text:style-name="T74">the book </text:span>where you will find sacraments. <text:span text:style-name="T68">R</text:span>ites <text:span text:style-name="T68">can and </text:span>will be added by your high priest. You can think of it as a “book of scripture”.</text:p>
      <text:p text:style-name="P51"/>
      <text:p text:style-name="P52"><text:span text:style-name="T77">Your priest mentor should give you a practice canon as part of your initiation into the priesthood. The practice canon only contains the sacraments. This helps you build your cleric skills. </text:span><text:span text:style-name="T78">You can create a canon by using the sacrament </text:span><text:span text:style-name="T42">C</text:span><text:span text:style-name="T43">reate </text:span><text:span text:style-name="T42">Canon</text:span><text:span text:style-name="T43">.</text:span><text:span text:style-name="T78"> </text:span><text:span text:style-name="T77">You will use this sacrament to create a full canon. You can also create foci using the </text:span><text:span text:style-name="T42">Create Focus</text:span><text:span text:style-name="T77"> sacrament. You will need 10 of each focus and 100 blank scrolls to create a </text:span><text:span text:style-name="T79">regular</text:span><text:span text:style-name="T77"> canon.</text:span></text:p>
      <text:p text:style-name="P54"/>
      <text:p text:style-name="P53"><text:span text:style-name="T92">Once you have created a </text:span><text:span text:style-name="T93">regular canon a priest of your faith may add rites to your canon. Usually the rites you are given will be based on your time as a priest and your performance whilst you have been a priest.</text:span></text:p>
      <text:p text:style-name="P90"/>
      <text:p text:style-name="P3">Foci</text:p>
      <text:p text:style-name="P2"/>
      <text:p text:style-name="P72">What are Foci?</text:p>
      <text:p text:style-name="P87"><text:span text:style-name="T17">Foci </text:span><text:span text:style-name="T19">(</text:span><text:span text:style-name="T17">singular focus</text:span><text:span text:style-name="T19">)</text:span><text:span text:style-name="T17"> are one of two things you need as a priest to </text:span><text:span text:style-name="T18">perform</text:span><text:span text:style-name="T17"> a </text:span><text:span text:style-name="T36">rite</text:span><text:span text:style-name="T17">. The other thing you need is the required mana for the rite.</text:span></text:p>
      <text:p text:style-name="P18"/>
      <text:p text:style-name="P74">The types of foci:</text:p>
      <text:p text:style-name="P18">There are six types of foci. They are:</text:p>
      <text:p text:style-name="P18">earth focus</text:p>
      <text:p text:style-name="P18">power focus</text:p>
      <text:p text:style-name="P18">arcane focus</text:p>
      <text:p text:style-name="P18">life focus</text:p>
      <text:p text:style-name="P18">spirit focus</text:p>
      <text:p text:style-name="P18">time focus</text:p>
      <text:p text:style-name="P18"/>
      <text:p text:style-name="P19"><text:span text:style-name="T75">Some</text:span> rites will require more than one type <text:span text:style-name="T75">of focus and s</text:span><text:span text:style-name="T70">ome rites may require more than one fo</text:span><text:span text:style-name="T75">cus of</text:span><text:span text:style-name="T70"> a specific type.</text:span></text:p>
      <text:p text:style-name="P19"/>
      <text:p text:style-name="P75">Creating foci</text:p>
      <text:p text:style-name="P87"><text:span text:style-name="T20">In your Canon, your book of </text:span><text:span text:style-name="T37">sacraments</text:span><text:span text:style-name="T20"> and </text:span><text:span text:style-name="T37">rites</text:span><text:span text:style-name="T20">, you will find a sacrament, Create Focus. Use this sacrament to transform a </text:span><text:span text:style-name="T21">certain material</text:span><text:span text:style-name="T20"> into a focus. Each type of foci requires a different </text:span><text:span text:style-name="T21">material</text:span><text:span text:style-name="T20">.</text:span></text:p>
      <text:p text:style-name="P47">Here is a list of the foci and the corresponding resource required to create it.</text:p>
      <text:p text:style-name="P47"/>
      <text:p text:style-name="P65">Focus Type<text:tab/><text:tab/>Material Needed</text:p>
      <text:p text:style-name="P18">earth focus<text:tab/><text:tab/><text:span text:style-name="T71">2 </text:span><text:span text:style-name="T72">clay</text:span><text:span text:style-name="T71">blocks</text:span></text:p>
      <text:p text:style-name="P18">power focus<text:tab/><text:tab/><text:span text:style-name="T71">2 </text:span><text:span text:style-name="T72">iron ingot</text:span><text:span text:style-name="T71">s</text:span></text:p>
      <text:p text:style-name="P18">arcane focus<text:tab/><text:tab/><text:span text:style-name="T71">2 </text:span><text:span text:style-name="T72">glass ingot</text:span><text:span text:style-name="T71">s</text:span></text:p>
      <text:p text:style-name="P18">life focus<text:tab/><text:tab/><text:span text:style-name="T71">1</text:span><text:span text:style-name="T72"> plain log</text:span></text:p>
      <text:p text:style-name="P18">spirit focus<text:tab/><text:tab/><text:span text:style-name="T71">2 pieces of </text:span><text:span text:style-name="T72">cloth but not a bolt of cloth</text:span></text:p>
      <text:p text:style-name="P18">time focus<text:tab/><text:tab/><text:span text:style-name="T71">10 units of </text:span><text:span text:style-name="T72">sand</text:span></text:p>
      <text:p text:style-name="P18"><text:soft-page-break/></text:p>
      <text:p text:style-name="P7">About Members and Priests.</text:p>
      <text:p text:style-name="P30">This system allows two types of “believers”, <text:span text:style-name="T39">members</text:span> and <text:span text:style-name="T39">priests</text:span><text:span text:style-name="T76">. Members are added by the </text:span><text:span text:style-name="T94">Indoctrination</text:span><text:span text:style-name="T76"> sacrament. Any priest can add members. Priests are added by the </text:span><text:span text:style-name="T94">Acolyte</text:span><text:span text:style-name="T76"> rite. Only the high priest, or sometimes called head priest, <text:s/>can add a priest.</text:span></text:p>
      <text:p text:style-name="P55"/>
      <text:p text:style-name="P79">Head Priest</text:p>
      <text:p text:style-name="P41"><text:span text:style-name="T76">This is the leader of the religion and is assigned by a staff member of GM level or higher </text:span><text:span text:style-name="T86">using the </text:span><text:span text:style-name="T96">.makehp</text:span><text:span text:style-name="T86"> command</text:span><text:span text:style-name="T76">. The staff member </text:span><text:span text:style-name="T86">must also create a canon using the command</text:span></text:p>
      <text:p text:style-name="P41"><text:span text:style-name="T86"><text:s/></text:span><text:span text:style-name="T96">.create clerictome</text:span><text:span text:style-name="T86">. After creating the canon the staff member must prepare the canon by using the </text:span><text:span text:style-name="T96">.setcanon</text:span><text:span text:style-name="T86"> command to set the devotion of the canon and </text:span><text:span text:style-name="T87">add all of the rites for that devotion to the head priest’s canon. Only the rites set to that devotion will appear in the Add Rites gump.</text:span></text:p>
      <text:p text:style-name="P55"/>
      <text:p text:style-name="P80">Members</text:p>
      <text:p text:style-name="P31"><text:span text:style-name="T76">Members are recruited from the ‘faithless’ players. Members do not receive a Canon, also called a Tome. Currently the number of members has no effect on the ‘power’ of a religio</text:span><text:span text:style-name="T80">n or the collective </text:span><text:span text:style-name="T44">piety</text:span><text:span text:style-name="T80"> when a priest is performing a rite. Members, currently, receive no benefit from joining a faith.</text:span></text:p>
      <text:p text:style-name="P56"/>
      <text:p text:style-name="P31"><text:span text:style-name="T80">The idea of having members that are not clerics (priests) allows the priests to determine the effectiveness of their faith’s message among the common folk of the shard. It also gives the head priest a source for recruiting priests. From a scripting point of view, there is a great opportunity to expand upon the value of </text:span><text:span text:style-name="T44">just</text:span><text:span text:style-name="T80"> being a member. I haven’t scripted anything that offers benefits to members. I leave that to the intrepid scripters who will use this package.</text:span></text:p>
      <text:p text:style-name="P56"/>
      <text:p text:style-name="P81">Priests</text:p>
      <text:p text:style-name="P32"><text:span text:style-name="T76">Priests can be recruited from the ‘faithless’ players but the head priest should give special consideration to recruiting </text:span><text:span text:style-name="T88">a</text:span><text:span text:style-name="T76"> priest from among </text:span><text:span text:style-name="T39">members</text:span><text:span text:style-name="T76"> of the faith, especially those who follow the practices of the faith and have provided some benefit to the other members and priests. For example, a blacksmith who provides armour and weapons to other people in the faith at a reduced price.</text:span></text:p>
      <text:p text:style-name="P57"/>
      <text:p text:style-name="P32"><text:span text:style-name="T76">When initiating a priest by use of the </text:span><text:span text:style-name="T94">Acolyte</text:span><text:span text:style-name="T76"> rite, the head priest should create a practice canon for the new priest to practice the sacraments. When the sacrament </text:span><text:span text:style-name="T94">Create Canon</text:span><text:span text:style-name="T76"> is performed the priest is asked if they want to create a practice canon. The practice canon can only hold the sacraments. The newly initiated priest can perform all of the sacraments except </text:span><text:span text:style-name="T94">Excommunication</text:span><text:span text:style-name="T76">. The new priest should use the sacraments </text:span><text:span text:style-name="T94">Create Focus</text:span><text:span text:style-name="T76"> and </text:span><text:span text:style-name="T94">Create Canon</text:span><text:span text:style-name="T76"> to create their own foci and their first full canon.</text:span></text:p>
      <text:p text:style-name="P57"/>
      <text:p text:style-name="P70"><text:span text:style-name="T30">When someone is made a high priest or </text:span><text:span text:style-name="T31">recruited as a priest</text:span><text:span text:style-name="T30"> using the </text:span><text:span text:style-name="T35">Acolyte</text:span><text:span text:style-name="T30"> rite, several changes are made to some of their skills and some of their skill caps. First, if their </text:span><text:span text:style-name="T38">Meditation</text:span><text:span text:style-name="T30"> and </text:span><text:span text:style-name="T38">Spirit Speak</text:span><text:span text:style-name="T30"> are below 40 these skills will be raised to 40. Five other skills, </text:span><text:span text:style-name="T38">Hiding</text:span><text:span text:style-name="T30">, </text:span><text:span text:style-name="T38">Swordsmanship</text:span><text:span text:style-name="T30">, </text:span><text:span text:style-name="T38">Stealth</text:span><text:span text:style-name="T30">, </text:span><text:span text:style-name="T38">Fencing</text:span><text:span text:style-name="T30">, and </text:span><text:span text:style-name="T38">Magery</text:span><text:span text:style-name="T30"> will be dropped to zero. The skill caps for these skills will be set to zero. This means the priest cannot gain in these skills.</text:span></text:p>
      <text:p text:style-name="P98"/>
      <text:p text:style-name="P48"><text:span text:style-name="T76">My reasoning for adding this is two-fold. First, this package introduces, </text:span><text:span text:style-name="T91">essentially,</text:span><text:span text:style-name="T76"> a new school of magic that can be very powerful. </text:span><text:span text:style-name="T89">To add Magery to a priests repertoire would create a significant imbalance to the game. Second, from a Role Play perspective, deities do not want their priests to use magic or use weapons designed for the purpose of drawing blood. Hiding and Stealth have magic qualities within UO, eg. a player can hide or stealth directly in the line of sight of another character.</text:span></text:p>
      <text:p text:style-name="P49"><text:soft-page-break/><text:span text:style-name="T89">I</text:span><text:span text:style-name="T76">f a priest is excommunicated or a high priest is removed </text:span><text:span text:style-name="T90">from a faith their Meditation and Spirit Speak skills are dropped to zero. Think of that as a penalty for their misdeeds that caused them to be removed from a religion. Their Hiding, Stealth, Swordsmanship, Fencing, and Magery skill levels </text:span><text:span text:style-name="T91">and </text:span><text:span text:style-name="T90">will be restored to their values prior to becoming a high priest or priest. </text:span><text:span text:style-name="T91">Those skill caps will be set to the default skill cap.</text:span></text:p>
      <text:p text:style-name="P99"/>
      <text:p text:style-name="P57"/>
      <text:p text:style-name="P10">Piety</text:p>
      <text:p text:style-name="P67"><text:span text:style-name="T25">The power or strength of the rites is based on piety. </text:span><text:span text:style-name="T26">Piety is awarded in two ways. It can be assigned manually using the </text:span><text:span text:style-name="T32">.setpiety</text:span><text:span text:style-name="T26"> command but is also </text:span><text:span text:style-name="T27">a</text:span><text:span text:style-name="T26">warded based on the player’s time online. </text:span><text:span text:style-name="T27">In settings.cfg the developer can set the time a player must be online to be awarded piety and the amount of the reward.</text:span><text:span text:style-name="T28"> </text:span><text:span text:style-name="T27">Currently the time is one real time day and the amount awarded is currently 1 point.</text:span></text:p>
      <text:p text:style-name="P57"/>
      <text:p text:style-name="P57"/>
      <text:p text:style-name="P11">Commands</text:p>
      <text:p text:style-name="P82">Player Level</text:p>
      <text:p text:style-name="P33"><text:span text:style-name="T94">cleric</text:span><text:span text:style-name="T76"><text:tab/><text:tab/>This command allows a priest to cast a rite using a command, avoiding the need to open</text:span></text:p>
      <text:p text:style-name="P58"><text:tab/><text:tab/>the canon and clicking on the rite’s button.</text:p>
      <text:p text:style-name="P58"><text:tab/><text:tab/>Usage is: .cleric &lt;rite name&gt;</text:p>
      <text:p text:style-name="P33"><text:span text:style-name="T94">countfoci</text:span><text:span text:style-name="T76"><text:tab/></text:span><text:span text:style-name="T81">This command will list each focus type and the total amount of each focus type in your</text:span></text:p>
      <text:p text:style-name="P59"><text:tab/><text:tab/>backpack, including those in bags and containers in your backpack.</text:p>
      <text:p text:style-name="P60"/>
      <text:p text:style-name="P34"><text:span text:style-name="T94">mypiety</text:span><text:span text:style-name="T76"><text:tab/>Will show you your current piety.</text:span></text:p>
      <text:p text:style-name="P60"/>
      <text:p text:style-name="P60"/>
      <text:p text:style-name="P83">GM</text:p>
      <text:p text:style-name="P35"><text:span text:style-name="T94">listpiety</text:span><text:span text:style-name="T76"><text:tab/>This command will list the total piety of each faith.</text:span></text:p>
      <text:p text:style-name="P61"/>
      <text:p text:style-name="P35"><text:span text:style-name="T97">g</text:span><text:span text:style-name="T94">etpiety</text:span><text:span text:style-name="T76"><text:tab/></text:span><text:span text:style-name="T82">Displays the piety of the targeted character.</text:span></text:p>
      <text:p text:style-name="P61"/>
      <text:p text:style-name="P35"><text:span text:style-name="T97">m</text:span><text:span text:style-name="T94">akefoci</text:span><text:span text:style-name="T76"><text:tab/></text:span><text:span text:style-name="T82">Creates a blue bag in your backpack containing 20 foci. If you specify a type of focus 20 <text:tab/><text:tab/>of that focus will be placed in the bag. If you do not specify a focus type then 20 of each <text:tab/><text:tab/>type of focus will be created in the bag.</text:span></text:p>
      <text:p text:style-name="P62"><text:tab/><text:tab/>Usage is: .makefoci [focus type]</text:p>
      <text:p text:style-name="P62"/>
      <text:p text:style-name="P50"><text:span text:style-name="T97">m</text:span><text:span text:style-name="T94">akehp</text:span><text:span text:style-name="T76"><text:tab/>Allows you to make a player the head priest (HP) of a faith.</text:span></text:p>
      <text:p text:style-name="P100"/>
      <text:p text:style-name="P69"><text:span text:style-name="T33">removehp</text:span><text:span text:style-name="T29"><text:tab/>Removes a high, or head, priest from a religion. </text:span><text:span text:style-name="T33">When </text:span><text:span text:style-name="T34">appointing a new head priest to</text:span><text:span text:style-name="T33"> <text:tab/><text:tab/>a religion, <text:s/>use this command first to remove the current head priest.</text:span></text:p>
      <text:p text:style-name="P61"/>
      <text:p text:style-name="P35"><text:span text:style-name="T94">setcanon</text:span><text:span text:style-name="T76"><text:tab/></text:span><text:span text:style-name="T82">Allows you to set the devotion, add rites to a canon, </text:span><text:span text:style-name="T83">and remove rites from a canon</text:span><text:span text:style-name="T82">.</text:span></text:p>
      <text:p text:style-name="P61"/>
      <text:p text:style-name="P35"><text:span text:style-name="T98">s</text:span><text:span text:style-name="T94">etpiety</text:span><text:span text:style-name="T76"><text:tab/></text:span><text:span text:style-name="T83">Allows you to set the piety amount on an item or character.</text:span></text:p>
      <text:p text:style-name="P63"><text:tab/><text:tab/>Usage is: .setpiety [value]</text:p>
      <text:p text:style-name="P61"/>
      <text:p text:style-name="P35"><text:span text:style-name="T94">showpiety</text:span><text:span text:style-name="T76"><text:tab/></text:span><text:span text:style-name="T83">Lists the piety of all characters’ piety within a range of 15 squares.</text:span></text:p>
      <text:p text:style-name="P63"/>
      <text:p text:style-name="P77"><text:soft-page-break/><text:span text:style-name="T83">D</text:span><text:span text:style-name="T76">eveloper Commands (test level)</text:span></text:p>
      <text:p text:style-name="P64"/>
      <text:p text:style-name="P64">I will list the description of these commands I gave earlier .</text:p>
      <text:p text:style-name="P64"/>
      <text:p text:style-name="P16"><text:span text:style-name="T7">If you desire to backup the faiths datafile, use the </text:span><text:span text:style-name="T5">bkpfaiths</text:span><text:span text:style-name="T7"> command. It will back-up the faiths datafile to a config file in the main cleric folder. </text:span><text:span text:style-name="T8">When you use the command, a gump will open, at which time you enter the name for the backup file. The name will contain a timestamp. </text:span><text:span text:style-name="T15">Remember the backup file will be saved in the main clerics directory.</text:span></text:p>
      <text:p text:style-name="P40"/>
      <text:p text:style-name="P36"><text:span text:style-name="T76">If you have made changes to the clerics.cfg file or you need to restore the faiths datafile </text:span><text:span text:style-name="T85">from a backup</text:span><text:span text:style-name="T76"> you must use the </text:span><text:span text:style-name="T95">updatefaiths</text:span><text:span text:style-name="T84"> </text:span><text:span text:style-name="T76">command. When you execute this command a gump will open. Enter the config file that you will be restoring from. If you are updating from the regular clerics.cfg, enter ‘clerics’ (without the quote marks). If you are restoring from a backup file, remember to enter the file name which includes the timestamp. Note : Do </text:span><text:span text:style-name="T39">not</text:span><text:span text:style-name="T76"> enter the ‘cfg’ file extensi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13T19:16:23.703000000</meta:creation-date>
    <meta:generator>LibreOffice/6.4.6.2$Windows_X86_64 LibreOffice_project/0ce51a4fd21bff07a5c061082cc82c5ed232f115</meta:generator>
    <dc:date>2020-12-26T04:10:45.146000000</dc:date>
    <meta:editing-duration>P5DT9M9S</meta:editing-duration>
    <meta:editing-cycles>29</meta:editing-cycles>
    <meta:document-statistic meta:table-count="0" meta:image-count="0" meta:object-count="0" meta:page-count="10" meta:paragraph-count="254" meta:word-count="3849" meta:character-count="21960" meta:non-whitespace-character-count="18023"/>
  </office:meta>
</office:document-meta>
</file>